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5775150.42836" calcext:value-type="float">
            <text:p><text:s/>35,775,150 <text:s/></text:p>
          </table:table-cell>
          <table:table-cell table:style-name="ce42" office:value-type="float" office:value="3500321.526" calcext:value-type="float">
            <text:p><text:s/>3,500,322 <text:s/></text:p>
          </table:table-cell>
          <table:table-cell table:style-name="ce42" office:value-type="float" office:value="29188237.43236" calcext:value-type="float">
            <text:p><text:s/>29,188,237 <text:s/></text:p>
          </table:table-cell>
          <table:table-cell table:style-name="ce42" office:value-type="float" office:value="121625.13" calcext:value-type="float">
            <text:p><text:s/>121,625 <text:s/></text:p>
          </table:table-cell>
          <table:table-cell table:style-name="ce42" office:value-type="float" office:value="2823832.34" calcext:value-type="float">
            <text:p><text:s/>2,823,8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134" calcext:value-type="float">
            <text:p><text:s/>141,1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30606.91" calcext:value-type="float">
            <text:p><text:s/>30,6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3.91" calcext:value-type="float">
            <text:p><text:s/>6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953" calcext:value-type="float">
            <text:p><text:s/>29,9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394181.002269397" calcext:value-type="float">
            <text:p><text:s/>394,181 <text:s/></text:p>
          </table:table-cell>
          <table:table-cell table:style-name="ce42" office:value-type="float" office:value="34513.735" calcext:value-type="float">
            <text:p><text:s/>34,514 <text:s/></text:p>
          </table:table-cell>
          <table:table-cell table:style-name="ce42" office:value-type="float" office:value="302813.205419451" calcext:value-type="float">
            <text:p><text:s/>302,813 <text:s/></text:p>
          </table:table-cell>
          <table:table-cell table:style-name="ce42" office:value-type="float" office:value="-6148.6" calcext:value-type="float">
            <text:p><text:s/>-6,149 <text:s/></text:p>
          </table:table-cell>
          <table:table-cell table:style-name="ce42" office:value-type="float" office:value="-9079.83815005436" calcext:value-type="float">
            <text:p><text:s/>-9,0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082.5" calcext:value-type="float">
            <text:p><text:s/>72,0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5350362.5160906" calcext:value-type="float">
            <text:p><text:s/>35,350,363 <text:s/></text:p>
          </table:table-cell>
          <table:table-cell table:style-name="ce43" office:value-type="float" office:value="3465807.791" calcext:value-type="float">
            <text:p><text:s/>3,465,808 <text:s/></text:p>
          </table:table-cell>
          <table:table-cell table:style-name="ce43" office:value-type="float" office:value="28885424.2269406" calcext:value-type="float">
            <text:p><text:s/>28,885,424 <text:s/></text:p>
          </table:table-cell>
          <table:table-cell table:style-name="ce43" office:value-type="float" office:value="127119.82" calcext:value-type="float">
            <text:p><text:s/>127,120 <text:s/></text:p>
          </table:table-cell>
          <table:table-cell table:style-name="ce43" office:value-type="float" office:value="2832912.17815005" calcext:value-type="float">
            <text:p><text:s/>2,832,91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9098.5" calcext:value-type="float">
            <text:p><text:s/>39,09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9738.08432241" calcext:value-type="float">
            <text:p><text:s/>19,73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7215.370326421" calcext:value-type="float">
            <text:p><text:s/>127,215 <text:s/></text:p>
          </table:table-cell>
          <table:table-cell table:style-name="ce43" office:value-type="float" office:value="-31357.86" calcext:value-type="float">
            <text:p><text:s/>-31,358 <text:s/></text:p>
          </table:table-cell>
          <table:table-cell table:style-name="ce43" office:value-type="float" office:value="1271.17399598894" calcext:value-type="float">
            <text:p><text:s/>1,27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77390.6" calcext:value-type="float">
            <text:p><text:s/>-77,39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4013437.109845" calcext:value-type="float">
            <text:p><text:s/>34,013,437 <text:s/></text:p>
          </table:table-cell>
          <table:table-cell table:style-name="ce42" office:value-type="float" office:value="3465807.791" calcext:value-type="float">
            <text:p><text:s/>3,465,808 <text:s/></text:p>
          </table:table-cell>
          <table:table-cell table:style-name="ce42" office:value-type="float" office:value="24502727.6136909" calcext:value-type="float">
            <text:p><text:s/>24,502,7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31641.00415406" calcext:value-type="float">
            <text:p><text:s/>2,831,6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59111" calcext:value-type="float">
            <text:p><text:s/>2,659,1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033235.312" calcext:value-type="float">
            <text:p><text:s/>4,033,235 <text:s/></text:p>
          </table:table-cell>
          <table:table-cell table:style-name="ce42" office:value-type="float" office:value="3465807.791" calcext:value-type="float">
            <text:p><text:s/>3,465,808 <text:s/></text:p>
          </table:table-cell>
          <table:table-cell table:style-name="ce42" office:value-type="float" office:value="567427.521" calcext:value-type="float">
            <text:p><text:s/>567,4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448940.396" calcext:value-type="float">
            <text:p><text:s/>3,448,9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9829.396" calcext:value-type="float">
            <text:p><text:s/>789,8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59111" calcext:value-type="float">
            <text:p><text:s/>2,659,1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047313.4403422" calcext:value-type="float">
            <text:p><text:s/>19,047,3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36997.8761881" calcext:value-type="float">
            <text:p><text:s/>16,436,9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10315.56415407" calcext:value-type="float">
            <text:p><text:s/>2,610,3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555730.848" calcext:value-type="float">
            <text:p><text:s/>555,7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5730.848" calcext:value-type="float">
            <text:p><text:s/>555,7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6928217.11350277" calcext:value-type="float">
            <text:p><text:s/>6,928,21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152741.97250277" calcext:value-type="float">
            <text:p><text:s/>6,152,74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21325.44" calcext:value-type="float">
            <text:p><text:s/>221,32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237983.8245" calcext:value-type="float">
            <text:p><text:s/>5,237,9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84836.3" calcext:value-type="float">
            <text:p><text:s/>3,084,8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237983.8245" calcext:value-type="float">
            <text:p><text:s/>5,237,9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84836.3" calcext:value-type="float">
            <text:p><text:s/>3,084,8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00942.9106" calcext:value-type="float">
            <text:p><text:s/>800,94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07342.3529" calcext:value-type="float">
            <text:p><text:s/>407,34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93600.5577" calcext:value-type="float">
            <text:p><text:s/>393,60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52601.1787" calcext:value-type="float">
            <text:p><text:s/>52,60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50906.8" calcext:value-type="float">
            <text:p><text:s/>50,90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701627.05712323" calcext:value-type="float">
            <text:p><text:s/>5,701,62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255481.24292323" calcext:value-type="float">
            <text:p><text:s/>4,255,481 <text:s/></text:p>
          </table:table-cell>
          <table:table-cell table:style-name="ce44" office:value-type="float" office:value="158477.68" calcext:value-type="float">
            <text:p><text:s/>158,47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91307.6" calcext:value-type="float">
            <text:p><text:s/>491,30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501039.56712323" calcext:value-type="float">
            <text:p><text:s/>5,501,04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255481.24292323" calcext:value-type="float">
            <text:p><text:s/>4,255,481 <text:s/></text:p>
          </table:table-cell>
          <table:table-cell table:style-name="ce44" office:value-type="float" office:value="64765.49" calcext:value-type="float">
            <text:p><text:s/>64,765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384432.3" calcext:value-type="float">
            <text:p><text:s/>384,43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501039.56712323" calcext:value-type="float">
            <text:p><text:s/>5,501,0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55481.24292323" calcext:value-type="float">
            <text:p><text:s/>4,255,481 <text:s/></text:p>
          </table:table-cell>
          <table:table-cell table:style-name="ce42" office:value-type="float" office:value="64765.49" calcext:value-type="float">
            <text:p><text:s/>64,76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4432.3" calcext:value-type="float">
            <text:p><text:s/>384,4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6673.2524221795" calcext:value-type="float">
            <text:p><text:s/>56,6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673.2524221795" calcext:value-type="float">
            <text:p><text:s/>56,6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43633.038959656" calcext:value-type="float">
            <text:p><text:s/>343,6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3633.038959656" calcext:value-type="float">
            <text:p><text:s/>343,6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974510.77863562" calcext:value-type="float">
            <text:p><text:s/>1,974,5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74510.77863562" calcext:value-type="float">
            <text:p><text:s/>1,974,5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79576.87294476" calcext:value-type="float">
            <text:p><text:s/>1,279,5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9576.87294476" calcext:value-type="float">
            <text:p><text:s/>1,279,5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188.96" calcext:value-type="float">
            <text:p>( 3,18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188.96" calcext:value-type="float">
            <text:p>( 3,18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276387.91294476" calcext:value-type="float">
            <text:p>( 1,276,388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76387.91294476" calcext:value-type="float">
            <text:p>( 1,276,38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18962.803806393" calcext:value-type="float">
            <text:p><text:s/>518,9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8962.803806393" calcext:value-type="float">
            <text:p><text:s/>518,9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72911.035452466" calcext:value-type="float">
            <text:p><text:s/>172,9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911.035452466" calcext:value-type="float">
            <text:p><text:s/>172,9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3060.066432" calcext:value-type="float">
            <text:p><text:s/>3,060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3060.066432" calcext:value-type="float">
            <text:p><text:s/>3,060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40006.51456" calcext:value-type="float">
            <text:p><text:s/>1,740,0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40006.51456" calcext:value-type="float">
            <text:p><text:s/>1,740,0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36049.273728" calcext:value-type="float">
            <text:p><text:s/>1,636,0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6049.273728" calcext:value-type="float">
            <text:p><text:s/>1,636,0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03957.240832" calcext:value-type="float">
            <text:p><text:s/>103,9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957.240832" calcext:value-type="float">
            <text:p><text:s/>103,9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248537.777128" calcext:value-type="float">
            <text:p><text:s/>1,248,5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79.452928" calcext:value-type="float">
            <text:p><text:s/>2,979 <text:s/></text:p>
          </table:table-cell>
          <table:table-cell table:style-name="ce42" office:value-type="float" office:value="64765.49" calcext:value-type="float">
            <text:p><text:s/>64,76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4432.3" calcext:value-type="float">
            <text:p><text:s/>384,4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247855.820008" calcext:value-type="float">
            <text:p><text:s/>1,247,8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97.495808" calcext:value-type="float">
            <text:p><text:s/>2,297 <text:s/></text:p>
          </table:table-cell>
          <table:table-cell table:style-name="ce42" office:value-type="float" office:value="64765.49" calcext:value-type="float">
            <text:p><text:s/>64,76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4432.3" calcext:value-type="float">
            <text:p><text:s/>384,4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681.95712" calcext:value-type="float">
            <text:p><text:s/>6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1.95712" calcext:value-type="float">
            <text:p><text:s/>6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37678.205417774" calcext:value-type="float">
            <text:p><text:s/>137,6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678.205417774" calcext:value-type="float">
            <text:p><text:s/>137,6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00587.49" calcext:value-type="float">
            <text:p><text:s/>200,5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712.19" calcext:value-type="float">
            <text:p><text:s/>93,7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875.3" calcext:value-type="float">
            <text:p><text:s/>106,8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00587.49" calcext:value-type="float">
            <text:p><text:s/>200,5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712.19" calcext:value-type="float">
            <text:p><text:s/>93,7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875.3" calcext:value-type="float">
            <text:p><text:s/>106,8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0132222.377981" calcext:value-type="float">
            <text:p><text:s/>120,132,2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950878.645125" calcext:value-type="float">
            <text:p><text:s/>104,950,8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81343.7328561" calcext:value-type="float">
            <text:p><text:s/>15,181,3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7741429.152" calcext:value-type="float">
            <text:p><text:s/>87,741,4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697825.4191439" calcext:value-type="float">
            <text:p><text:s/>75,697,8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43603.7328561" calcext:value-type="float">
            <text:p><text:s/>12,043,6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078212.776168" calcext:value-type="float">
            <text:p><text:s/>2,078,2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78212.776168" calcext:value-type="float">
            <text:p><text:s/>2,078,2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312580.449813" calcext:value-type="float">
            <text:p><text:s/>30,312,5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174840.449813" calcext:value-type="float">
            <text:p><text:s/>27,174,8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37740" calcext:value-type="float">
            <text:p><text:s/>3,137,7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3198881.028265" calcext:value-type="float">
            <text:p><text:s/>13,198,8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51437.028265" calcext:value-type="float">
            <text:p><text:s/>12,651,4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7444" calcext:value-type="float">
            <text:p><text:s/>547,4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3198881.028265" calcext:value-type="float">
            <text:p><text:s/>13,198,88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651437.028265" calcext:value-type="float">
            <text:p><text:s/>12,651,43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47444" calcext:value-type="float">
            <text:p><text:s/>547,44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58281.3402961089" calcext:value-type="float">
            <text:p><text:s/>58,281 <text:s/></text:p>
          </table:table-cell>
          <table:table-cell table:style-name="ce41" office:value-type="float" office:value="29150.1" calcext:value-type="float">
            <text:p><text:s/>29,150 <text:s/></text:p>
          </table:table-cell>
          <table:table-cell table:style-name="ce41" office:value-type="float" office:value="29131.2402961089" calcext:value-type="float">
            <text:p><text:s/>29,131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667292.9699813" calcext:value-type="float">
            <text:p><text:s/>63,667,293 <text:s/></text:p>
          </table:table-cell>
          <table:table-cell table:style-name="ce42" office:value-type="float" office:value="54575938.8" calcext:value-type="float">
            <text:p><text:s/>54,575,9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296.0319" calcext:value-type="float">
            <text:p><text:s/>195,2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6903.348795" calcext:value-type="float">
            <text:p><text:s/>1,086,9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463732.3764878" calcext:value-type="float">
            <text:p><text:s/>15,463,7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6774.559085" calcext:value-type="float">
            <text:p><text:s/>436,77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48206.4" calcext:value-type="float">
            <text:p><text:s/>2,448,2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4495.2" calcext:value-type="float">
            <text:p><text:s/>2,044,4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4194.780097" calcext:value-type="float">
            <text:p><text:s/>574,195 <text:s/></text:p>
          </table:table-cell>
          <table:table-cell table:style-name="ce42" office:value-type="float" office:value="392110.2" calcext:value-type="float">
            <text:p><text:s/>392,11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89.139217" calcext:value-type="float">
            <text:p><text:s/>5,08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3194945.5536926" calcext:value-type="float">
            <text:p><text:s/>43,194,946 <text:s/></text:p>
          </table:table-cell>
          <table:table-cell table:style-name="ce43" office:value-type="float" office:value="54212978.7" calcext:value-type="float">
            <text:p><text:s/>54,212,979 <text:s/></text:p>
          </table:table-cell>
          <table:table-cell table:style-name="ce43" office:value-type="float" office:value="29131.2402961089" calcext:value-type="float">
            <text:p><text:s/>29,131 <text:s/></text:p>
          </table:table-cell>
          <table:table-cell table:style-name="ce43" office:value-type="float" office:value="195296.0319" calcext:value-type="float">
            <text:p><text:s/>195,29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45039.650493" calcext:value-type="float">
            <text:p><text:s/>645,04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59696.526783" calcext:value-type="float">
            <text:p><text:s/>6,659,6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448.206783" calcext:value-type="float">
            <text:p><text:s/>21,44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1706334.845403" calcext:value-type="float">
            <text:p><text:s/>-1,706,335 <text:s/></text:p>
          </table:table-cell>
          <table:table-cell table:style-name="ce43" office:value-type="float" office:value="-218077.2" calcext:value-type="float">
            <text:p><text:s/>-218,07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38214.57444" calcext:value-type="float">
            <text:p><text:s/>-38,21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44081" calcext:value-type="float">
            <text:p><text:s/>144,081 <text:s/></text:p>
          </table:table-cell>
          <table:table-cell table:style-name="ce42" office:value-type="float" office:value="343907.97" calcext:value-type="float">
            <text:p><text:s/>343,908 <text:s/></text:p>
          </table:table-cell>
          <table:table-cell table:style-name="ce42" office:value-type="float" office:value="66160.731" calcext:value-type="float">
            <text:p><text:s/>66,161 <text:s/></text:p>
          </table:table-cell>
          <table:table-cell table:style-name="ce42" office:value-type="float" office:value="58522371.9420875" calcext:value-type="float">
            <text:p><text:s/>58,522,372 <text:s/></text:p>
          </table:table-cell>
          <table:table-cell table:style-name="ce42" office:value-type="float" office:value="54431055.9" calcext:value-type="float">
            <text:p><text:s/>54,431,056 <text:s/></text:p>
          </table:table-cell>
          <table:table-cell table:style-name="ce42" office:value-type="float" office:value="29131.2402961089" calcext:value-type="float">
            <text:p><text:s/>29,131 <text:s/></text:p>
          </table:table-cell>
          <table:table-cell table:style-name="ce42" office:value-type="float" office:value="195296.0319" calcext:value-type="float">
            <text:p><text:s/>195,296 <text:s/></text:p>
          </table:table-cell>
          <table:table-cell table:style-name="ce42" office:value-type="float" office:value="3384.65629112846" calcext:value-type="float">
            <text:p><text:s/>3,3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655483.1721961" calcext:value-type="float">
            <text:p><text:s/>54,655,483 <text:s/></text:p>
          </table:table-cell>
          <table:table-cell table:style-name="ce42" office:value-type="float" office:value="54431055.9" calcext:value-type="float">
            <text:p><text:s/>54,431,056 <text:s/></text:p>
          </table:table-cell>
          <table:table-cell table:style-name="ce42" office:value-type="float" office:value="29131.2402961089" calcext:value-type="float">
            <text:p><text:s/>29,131 <text:s/></text:p>
          </table:table-cell>
          <table:table-cell table:style-name="ce42" office:value-type="float" office:value="195296.0319" calcext:value-type="float">
            <text:p><text:s/>195,29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2112.84" calcext:value-type="float">
            <text:p><text:s/>2,522,1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688.32" calcext:value-type="float">
            <text:p><text:s/>18,6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44081" calcext:value-type="float">
            <text:p><text:s/>144,081 <text:s/></text:p>
          </table:table-cell>
          <table:table-cell table:style-name="ce43" office:value-type="float" office:value="343907.97" calcext:value-type="float">
            <text:p><text:s/>343,908 <text:s/></text:p>
          </table:table-cell>
          <table:table-cell table:style-name="ce43" office:value-type="float" office:value="66160.731" calcext:value-type="float">
            <text:p><text:s/>66,161 <text:s/></text:p>
          </table:table-cell>
          <table:table-cell table:style-name="ce43" office:value-type="float" office:value="1326087.60989141" calcext:value-type="float">
            <text:p><text:s/>1,326,08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384.65629112846" calcext:value-type="float">
            <text:p><text:s/>3,38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92836" calcext:value-type="float">
            <text:p><text:s/>892,836 <text:s/></text:p>
          </table:table-cell>
          <table:table-cell table:style-name="ce42" office:value-type="float" office:value="1090688.1867" calcext:value-type="float">
            <text:p><text:s/>1,090,688 <text:s/></text:p>
          </table:table-cell>
          <table:table-cell table:style-name="ce42" office:value-type="float" office:value="169623.3378" calcext:value-type="float">
            <text:p><text:s/>169,623 <text:s/></text:p>
          </table:table-cell>
          <table:table-cell table:style-name="ce42" office:value-type="float" office:value="60282576.2164756" calcext:value-type="float">
            <text:p><text:s/>60,282,5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1194.9000746" calcext:value-type="float">
            <text:p><text:s/>1,521,195 <text:s/></text:p>
          </table:table-cell>
          <table:table-cell table:style-name="ce42" office:value-type="float" office:value="1947546.873108" calcext:value-type="float">
            <text:p><text:s/>1,947,5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92836" calcext:value-type="float">
            <text:p><text:s/>892,836 <text:s/></text:p>
          </table:table-cell>
          <table:table-cell table:style-name="ce42" office:value-type="float" office:value="1090688.1867" calcext:value-type="float">
            <text:p><text:s/>1,090,688 <text:s/></text:p>
          </table:table-cell>
          <table:table-cell table:style-name="ce42" office:value-type="float" office:value="169623.3378" calcext:value-type="float">
            <text:p><text:s/>169,623 <text:s/></text:p>
          </table:table-cell>
          <table:table-cell table:style-name="ce42" office:value-type="float" office:value="54827852.9741668" calcext:value-type="float">
            <text:p><text:s/>54,827,8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1194.9000746" calcext:value-type="float">
            <text:p><text:s/>1,521,195 <text:s/></text:p>
          </table:table-cell>
          <table:table-cell table:style-name="ce42" office:value-type="float" office:value="1778684.6671992" calcext:value-type="float">
            <text:p><text:s/>1,778,68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454723.2423088" calcext:value-type="float">
            <text:p><text:s/>5,454,72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68862.2059088" calcext:value-type="float">
            <text:p><text:s/>168,8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80465.18" calcext:value-type="float">
            <text:p><text:s/>180,465 <text:s/></text:p>
          </table:table-cell>
          <table:table-cell table:style-name="ce42" office:value-type="float" office:value="569443.5642" calcext:value-type="float">
            <text:p><text:s/>569,444 <text:s/></text:p>
          </table:table-cell>
          <table:table-cell table:style-name="ce42" office:value-type="float" office:value="51034.1664" calcext:value-type="float">
            <text:p><text:s/>51,034 <text:s/></text:p>
          </table:table-cell>
          <table:table-cell table:style-name="ce42" office:value-type="float" office:value="3112905.54253943" calcext:value-type="float">
            <text:p><text:s/>3,112,90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7574.01630515" calcext:value-type="float">
            <text:p><text:s/>1,517,574 <text:s/></text:p>
          </table:table-cell>
          <table:table-cell table:style-name="ce42" office:value-type="float" office:value="360503.814195" calcext:value-type="float">
            <text:p><text:s/>360,5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6" calcext:value-type="float">
            <text:p><text:s/>1,2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31899.32" calcext:value-type="float">
            <text:p><text:s/>131,899 <text:s/></text:p>
          </table:table-cell>
          <table:table-cell table:style-name="ce42" office:value-type="float" office:value="224408.8665" calcext:value-type="float">
            <text:p><text:s/>224,409 <text:s/></text:p>
          </table:table-cell>
          <table:table-cell table:style-name="ce42" office:value-type="float" office:value="51034.1664" calcext:value-type="float">
            <text:p><text:s/>51,034 <text:s/></text:p>
          </table:table-cell>
          <table:table-cell table:style-name="ce42" office:value-type="float" office:value="13358.4" calcext:value-type="float">
            <text:p><text:s/>13,3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8565.86" calcext:value-type="float">
            <text:p><text:s/>48,566 <text:s/></text:p>
          </table:table-cell>
          <table:table-cell table:style-name="ce42" office:value-type="float" office:value="345034.6977" calcext:value-type="float">
            <text:p><text:s/>345,0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4.48" calcext:value-type="float">
            <text:p><text:s/>9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92880.59138243" calcext:value-type="float">
            <text:p><text:s/>3,092,8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7574.01630515" calcext:value-type="float">
            <text:p><text:s/>1,517,574 <text:s/></text:p>
          </table:table-cell>
          <table:table-cell table:style-name="ce42" office:value-type="float" office:value="358333.783038" calcext:value-type="float">
            <text:p><text:s/>358,3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42.5" calcext:value-type="float">
            <text:p><text:s/>2,2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203.571157" calcext:value-type="float">
            <text:p><text:s/>2,20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170.031157" calcext:value-type="float">
            <text:p><text:s/>2,17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46.54" calcext:value-type="float">
            <text:p><text:s/>247 <text:s/></text:p>
          </table:table-cell>
          <table:table-cell table:style-name="ce44" office:value-type="float" office:value="1202.2521" calcext:value-type="float">
            <text:p><text:s/>1,202 <text:s/></text:p>
          </table:table-cell>
          <table:table-cell table:style-name="ce44" office:value-type="float" office:value="245.5866" calcext:value-type="float">
            <text:p><text:s/>24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68043.28" calcext:value-type="float">
            <text:p><text:s/>568,043 <text:s/></text:p>
          </table:table-cell>
          <table:table-cell table:style-name="ce44" office:value-type="float" office:value="176134.4004" calcext:value-type="float">
            <text:p><text:s/>176,134 <text:s/></text:p>
          </table:table-cell>
          <table:table-cell table:style-name="ce44" office:value-type="float" office:value="52182.8538" calcext:value-type="float">
            <text:p><text:s/>52,183 <text:s/></text:p>
          </table:table-cell>
          <table:table-cell table:style-name="ce44" office:value-type="float" office:value="36888882.6041613" calcext:value-type="float">
            <text:p><text:s/>36,888,883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36.227478318539" calcext:value-type="float">
            <text:p><text:s/>236 <text:s/></text:p>
          </table:table-cell>
          <table:table-cell table:style-name="ce44" office:value-type="float" office:value="2248849.077063" calcext:value-type="float">
            <text:p><text:s/>2,248,84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68043.28" calcext:value-type="float">
            <text:p><text:s/>568,043 <text:s/></text:p>
          </table:table-cell>
          <table:table-cell table:style-name="ce44" office:value-type="float" office:value="176134.4004" calcext:value-type="float">
            <text:p><text:s/>176,134 <text:s/></text:p>
          </table:table-cell>
          <table:table-cell table:style-name="ce44" office:value-type="float" office:value="52182.8538" calcext:value-type="float">
            <text:p><text:s/>52,183 <text:s/></text:p>
          </table:table-cell>
          <table:table-cell table:style-name="ce44" office:value-type="float" office:value="21282392.0812458" calcext:value-type="float">
            <text:p><text:s/>21,282,39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36.227478318539" calcext:value-type="float">
            <text:p><text:s/>236 <text:s/></text:p>
          </table:table-cell>
          <table:table-cell table:style-name="ce44" office:value-type="float" office:value="2144600.732031" calcext:value-type="float">
            <text:p><text:s/>2,144,6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68043.28" calcext:value-type="float">
            <text:p><text:s/>568,043 <text:s/></text:p>
          </table:table-cell>
          <table:table-cell table:style-name="ce42" office:value-type="float" office:value="176134.4004" calcext:value-type="float">
            <text:p><text:s/>176,134 <text:s/></text:p>
          </table:table-cell>
          <table:table-cell table:style-name="ce42" office:value-type="float" office:value="52182.8538" calcext:value-type="float">
            <text:p><text:s/>52,183 <text:s/></text:p>
          </table:table-cell>
          <table:table-cell table:style-name="ce42" office:value-type="float" office:value="5580138.89805776" calcext:value-type="float">
            <text:p><text:s/>5,580,13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6.227478318539" calcext:value-type="float">
            <text:p><text:s/>236 <text:s/></text:p>
          </table:table-cell>
          <table:table-cell table:style-name="ce42" office:value-type="float" office:value="685388.478843" calcext:value-type="float">
            <text:p><text:s/>685,3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308.421413" calcext:value-type="float">
            <text:p><text:s/>40,3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49.121413" calcext:value-type="float">
            <text:p><text:s/>3,8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0463.66397296" calcext:value-type="float">
            <text:p><text:s/>340,4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952.735546" calcext:value-type="float">
            <text:p><text:s/>8,9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2758.661551808" calcext:value-type="float">
            <text:p><text:s/>952,7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19.605289" calcext:value-type="float">
            <text:p><text:s/>2,3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522.06171" calcext:value-type="float">
            <text:p><text:s/>36,5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82.54171" calcext:value-type="float">
            <text:p><text:s/>3,5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70.746282" calcext:value-type="float">
            <text:p><text:s/>5,7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9.886282" calcext:value-type="float">
            <text:p><text:s/>2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4206.043633644" calcext:value-type="float">
            <text:p><text:s/>314,2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04.608591" calcext:value-type="float">
            <text:p><text:s/>3,9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31.49332" calcext:value-type="float">
            <text:p><text:s/>8,9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320.71332" calcext:value-type="float">
            <text:p><text:s/>6,3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0301.87839771" calcext:value-type="float">
            <text:p><text:s/>1,820,30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6.227478318539" calcext:value-type="float">
            <text:p><text:s/>236 <text:s/></text:p>
          </table:table-cell>
          <table:table-cell table:style-name="ce42" office:value-type="float" office:value="379880.901747" calcext:value-type="float">
            <text:p><text:s/>379,8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8509.05877692" calcext:value-type="float">
            <text:p><text:s/>1,218,5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003.057156" calcext:value-type="float">
            <text:p><text:s/>72,0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68738.127824823" calcext:value-type="float">
            <text:p>( 768,73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2003.057156" calcext:value-type="float">
            <text:p>( 72,00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43347.570952093" calcext:value-type="float">
            <text:p>( 443,348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423.36" calcext:value-type="float">
            <text:p>( 6,423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817.5084585041" calcext:value-type="float">
            <text:p><text:s/>38,8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6.227478318539" calcext:value-type="float">
            <text:p><text:s/>2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969.626571285" calcext:value-type="float">
            <text:p><text:s/>189,9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73005.684591" calcext:value-type="float">
            <text:p><text:s/>373,00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07877.844591" calcext:value-type="float">
            <text:p><text:s/>307,8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7205.240712" calcext:value-type="float">
            <text:p><text:s/>237,2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46.920712" calcext:value-type="float">
            <text:p><text:s/>5,0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975.771226" calcext:value-type="float">
            <text:p><text:s/>35,9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50.751226" calcext:value-type="float">
            <text:p><text:s/>6,25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70324.760352" calcext:value-type="float">
            <text:p><text:s/>70,32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832.160352" calcext:value-type="float">
            <text:p><text:s/>6,8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1333.216452" calcext:value-type="float">
            <text:p><text:s/>431,3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151.446452" calcext:value-type="float">
            <text:p><text:s/>22,1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969.448286" calcext:value-type="float">
            <text:p><text:s/>90,9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6.158286" calcext:value-type="float">
            <text:p><text:s/>7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0363.768166" calcext:value-type="float">
            <text:p><text:s/>340,3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425.288166" calcext:value-type="float">
            <text:p><text:s/>21,4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412.241054" calcext:value-type="float">
            <text:p>( 13,41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588.401054" calcext:value-type="float">
            <text:p>( 10,588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1573.304661" calcext:value-type="float">
            <text:p>( 31,573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3289.424661" calcext:value-type="float">
            <text:p>( 3,28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68043.28" calcext:value-type="float">
            <text:p><text:s/>568,043 <text:s/></text:p>
          </table:table-cell>
          <table:table-cell table:style-name="ce42" office:value-type="float" office:value="176134.4004" calcext:value-type="float">
            <text:p><text:s/>176,134 <text:s/></text:p>
          </table:table-cell>
          <table:table-cell table:style-name="ce42" office:value-type="float" office:value="52182.8538" calcext:value-type="float">
            <text:p><text:s/>52,183 <text:s/></text:p>
          </table:table-cell>
          <table:table-cell table:style-name="ce42" office:value-type="float" office:value="695394.392437" calcext:value-type="float">
            <text:p><text:s/>695,3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542.738837" calcext:value-type="float">
            <text:p><text:s/>52,5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68043.28" calcext:value-type="float">
            <text:p><text:s/>568,043 <text:s/></text:p>
          </table:table-cell>
          <table:table-cell table:style-name="ce42" office:value-type="float" office:value="176134.4004" calcext:value-type="float">
            <text:p><text:s/>176,134 <text:s/></text:p>
          </table:table-cell>
          <table:table-cell table:style-name="ce42" office:value-type="float" office:value="52182.8538" calcext:value-type="float">
            <text:p><text:s/>52,183 <text:s/></text:p>
          </table:table-cell>
          <table:table-cell table:style-name="ce42" office:value-type="float" office:value="593374.373647" calcext:value-type="float">
            <text:p><text:s/>593,3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841.000047" calcext:value-type="float">
            <text:p><text:s/>39,8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020.01879" calcext:value-type="float">
            <text:p><text:s/>102,0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701.73879" calcext:value-type="float">
            <text:p><text:s/>12,7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2332.04903" calcext:value-type="float">
            <text:p>( 42,33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490.76903" calcext:value-type="float">
            <text:p>( 7,49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666.909218" calcext:value-type="float">
            <text:p><text:s/>100,6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043.179218" calcext:value-type="float">
            <text:p><text:s/>10,04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6675.269828" calcext:value-type="float">
            <text:p><text:s/>16,67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4337.649828" calcext:value-type="float">
            <text:p><text:s/>4,3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858.0173036" calcext:value-type="float">
            <text:p><text:s/>127,8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54.015448" calcext:value-type="float">
            <text:p><text:s/>5,9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045.743067" calcext:value-type="float">
            <text:p><text:s/>44,0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441.313067" calcext:value-type="float">
            <text:p><text:s/>7,4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502.247896" calcext:value-type="float">
            <text:p><text:s/>182,5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5450.947896" calcext:value-type="float">
            <text:p><text:s/>155,4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57.320000042" calcext:value-type="float">
            <text:p><text:s/>1,6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660.081909" calcext:value-type="float">
            <text:p><text:s/>93,6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7.241909" calcext:value-type="float">
            <text:p><text:s/>31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3576.957376" calcext:value-type="float">
            <text:p><text:s/>23,57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08929.585022" calcext:value-type="float">
            <text:p><text:s/>12,408,9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545.085022" calcext:value-type="float">
            <text:p><text:s/>38,5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932.8" calcext:value-type="float">
            <text:p><text:s/>197,9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25080.745022" calcext:value-type="float">
            <text:p><text:s/>11,825,0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545.085022" calcext:value-type="float">
            <text:p><text:s/>38,5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884.28" calcext:value-type="float">
            <text:p><text:s/>30,8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5031.76" calcext:value-type="float">
            <text:p><text:s/>355,0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5632.786131" calcext:value-type="float">
            <text:p><text:s/>845,6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.506131" calcext:value-type="float">
            <text:p><text:s/>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51.386131" calcext:value-type="float">
            <text:p><text:s/>4,4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.506131" calcext:value-type="float">
            <text:p><text:s/>2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41181.4" calcext:value-type="float">
            <text:p><text:s/>841,18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3727.654119" calcext:value-type="float">
            <text:p><text:s/>1,143,7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6683.504119" calcext:value-type="float">
            <text:p><text:s/>116,6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0156.709344" calcext:value-type="float">
            <text:p><text:s/>530,1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5567.729344" calcext:value-type="float">
            <text:p><text:s/>115,5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80.8" calcext:value-type="float">
            <text:p><text:s/>8,4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16.738729" calcext:value-type="float">
            <text:p><text:s/>8,9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618729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30.59" calcext:value-type="float">
            <text:p><text:s/>10,3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58.139888" calcext:value-type="float">
            <text:p><text:s/>7,0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.299888" calcext:value-type="float">
            <text:p><text:s/>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5291.88" calcext:value-type="float">
            <text:p><text:s/>435,2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3492.796158" calcext:value-type="float">
            <text:p><text:s/>143,49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092.856158" calcext:value-type="float">
            <text:p><text:s/>1,09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03963.157916" calcext:value-type="float">
            <text:p><text:s/>1,303,96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03963.157916" calcext:value-type="float">
            <text:p><text:s/>1,303,9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606490.5229155" calcext:value-type="float">
            <text:p><text:s/>15,606,4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248.345032" calcext:value-type="float">
            <text:p><text:s/>104,2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606490.5229155" calcext:value-type="float">
            <text:p><text:s/>15,606,4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248.345032" calcext:value-type="float">
            <text:p><text:s/>104,2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179045.365032" calcext:value-type="float">
            <text:p>( 12,179,04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4248.345032" calcext:value-type="float">
            <text:p>( 104,24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112832.744965" calcext:value-type="float">
            <text:p><text:s/>17,112,8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20.153235" calcext:value-type="float">
            <text:p><text:s/>20,4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19572.807" calcext:value-type="float">
            <text:p><text:s/>10,919,5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927.324501" calcext:value-type="float">
            <text:p><text:s/>51,9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41332.613464" calcext:value-type="float">
            <text:p><text:s/>6,141,3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20.153235" calcext:value-type="float">
            <text:p><text:s/>20,4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40219.386947" calcext:value-type="float">
            <text:p><text:s/>1,540,2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40219.386947" calcext:value-type="float">
            <text:p><text:s/>1,540,21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04898.34" calcext:value-type="float">
            <text:p><text:s/>6,304,898 <text:s/></text:p>
          </table:table-cell>
          <table:table-cell table:number-columns-repeated="2" table:style-name="ce42" office:value-type="float" office:value="39390" calcext:value-type="float">
            <text:p><text:s/>39,3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752878.74" calcext:value-type="float">
            <text:p><text:s/>3,752,8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57005.6" calcext:value-type="float">
            <text:p><text:s/>1,657,0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044495.2" calcext:value-type="float">
            <text:p><text:s/>2,044,4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55934.58" calcext:value-type="float">
            <text:p><text:s/>-55,935 <text:s/></text:p>
          </table:table-cell>
          <table:table-cell table:number-columns-repeated="2" table:style-name="ce42" office:value-type="float" office:value="-71457.36" calcext:value-type="float">
            <text:p><text:s/>-71,4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835.7865143587" calcext:value-type="float">
            <text:p><text:s/>47,836 <text:s/></text:p>
          </table:table-cell>
          <table:table-cell table:style-name="ce42" office:value-type="float" office:value="106977.813485641" calcext:value-type="float">
            <text:p><text:s/>106,978 <text:s/></text:p>
          </table:table-cell>
          <table:table-cell table:style-name="ce42" office:value-type="float" office:value="-16738.2" calcext:value-type="float">
            <text:p><text:s/>-16,73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360832.92" calcext:value-type="float">
            <text:p><text:s/>6,360,833 <text:s/></text:p>
          </table:table-cell>
          <table:table-cell table:number-columns-repeated="2" table:style-name="ce43" office:value-type="float" office:value="-3642031.38" calcext:value-type="float">
            <text:p><text:s/>-3,642,03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47835.7865143587" calcext:value-type="float">
            <text:p><text:s/>-47,836 <text:s/></text:p>
          </table:table-cell>
          <table:table-cell table:style-name="ce43" office:value-type="float" office:value="-3808478.61348564" calcext:value-type="float">
            <text:p><text:s/>-3,808,479 <text:s/></text:p>
          </table:table-cell>
          <table:table-cell table:style-name="ce43" office:value-type="float" office:value="16738.2" calcext:value-type="float">
            <text:p><text:s/>16,73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88530.18" calcext:value-type="float">
            <text:p><text:s/>4,588,530 <text:s/></text:p>
          </table:table-cell>
          <table:table-cell table:number-columns-repeated="2" table:style-name="ce42" office:value-type="float" office:value="1847.04" calcext:value-type="float">
            <text:p><text:s/>1,8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14.73013717264" calcext:value-type="float">
            <text:p><text:s/>7,915 <text:s/></text:p>
          </table:table-cell>
          <table:table-cell table:style-name="ce42" office:value-type="float" office:value="7713.26986282736" calcext:value-type="float">
            <text:p><text:s/>7,713 <text:s/></text:p>
          </table:table-cell>
          <table:table-cell table:style-name="ce42" office:value-type="float" office:value="12773.8" calcext:value-type="float">
            <text:p><text:s/>12,77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15.1" calcext:value-type="float">
            <text:p><text:s/>815 <text:s/></text:p>
          </table:table-cell>
          <table:table-cell table:number-columns-repeated="2" table:style-name="ce43" office:value-type="float" office:value="-148727.28" calcext:value-type="float">
            <text:p><text:s/>-148,72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68767.37108094" calcext:value-type="float">
            <text:p><text:s/>-68,767 <text:s/></text:p>
          </table:table-cell>
          <table:table-cell table:style-name="ce43" office:value-type="float" office:value="-51986.2289190601" calcext:value-type="float">
            <text:p><text:s/>-51,986 <text:s/></text:p>
          </table:table-cell>
          <table:table-cell table:style-name="ce43" office:value-type="float" office:value="-12390.45" calcext:value-type="float">
            <text:p><text:s/>-12,3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03309.38" calcext:value-type="float">
            <text:p><text:s/>10,303,309 <text:s/></text:p>
          </table:table-cell>
          <table:table-cell table:number-columns-repeated="2" table:style-name="ce42" office:value-type="float" office:value="11746394.4" calcext:value-type="float">
            <text:p><text:s/>11,746,3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237.5455705914" calcext:value-type="float">
            <text:p><text:s/>38,238 <text:s/></text:p>
          </table:table-cell>
          <table:table-cell table:style-name="ce42" office:value-type="float" office:value="4098873.65442941" calcext:value-type="float">
            <text:p><text:s/>4,098,8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03309.38" calcext:value-type="float">
            <text:p><text:s/>10,303,309 <text:s/></text:p>
          </table:table-cell>
          <table:table-cell table:number-columns-repeated="2" table:style-name="ce42" office:value-type="float" office:value="6706511.6868" calcext:value-type="float">
            <text:p><text:s/>6,706,5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237.5455705914" calcext:value-type="float">
            <text:p><text:s/>38,238 <text:s/></text:p>
          </table:table-cell>
          <table:table-cell table:style-name="ce42" office:value-type="float" office:value="4098873.65442941" calcext:value-type="float">
            <text:p><text:s/>4,098,8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5039882.7132" calcext:value-type="float">
            <text:p><text:s/>5,039,88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343.04" calcext:value-type="float">
            <text:p><text:s/>4,34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.4" calcext:value-type="float">
            <text:p><text:s/>150 <text:s/></text:p>
          </table:table-cell>
          <table:table-cell table:style-name="ce42" office:value-type="float" office:value="4.25" calcext:value-type="float">
            <text:p><text:s/>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88.84" calcext:value-type="float">
            <text:p><text:s/>2,0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.4" calcext:value-type="float">
            <text:p><text:s/>150 <text:s/></text:p>
          </table:table-cell>
          <table:table-cell table:style-name="ce42" office:value-type="float" office:value="4.25" calcext:value-type="float">
            <text:p><text:s/>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242.5" calcext:value-type="float">
            <text:p><text:s/>2,2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1.7" calcext:value-type="float">
            <text:p><text:s/>1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2074797.02" calcext:value-type="float">
            <text:p><text:s/>12,074,797 <text:s/></text:p>
          </table:table-cell>
          <table:table-cell table:number-columns-repeated="2" table:style-name="ce44" office:value-type="float" office:value="8246900.22" calcext:value-type="float">
            <text:p><text:s/>8,246,90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1254.4" calcext:value-type="float">
            <text:p><text:s/>51,254 <text:s/></text:p>
          </table:table-cell>
          <table:table-cell table:style-name="ce44" office:value-type="float" office:value="334517.6" calcext:value-type="float">
            <text:p><text:s/>334,518 <text:s/></text:p>
          </table:table-cell>
          <table:table-cell table:style-name="ce44" office:value-type="float" office:value="16350.6" calcext:value-type="float">
            <text:p><text:s/>16,35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246900.22" calcext:value-type="float">
            <text:p><text:s/>8,246,90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1254.4" calcext:value-type="float">
            <text:p><text:s/>51,254 <text:s/></text:p>
          </table:table-cell>
          <table:table-cell table:style-name="ce44" office:value-type="float" office:value="334517.6" calcext:value-type="float">
            <text:p><text:s/>334,518 <text:s/></text:p>
          </table:table-cell>
          <table:table-cell table:style-name="ce44" office:value-type="float" office:value="16350.6" calcext:value-type="float">
            <text:p><text:s/>16,3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406.06" calcext:value-type="float">
            <text:p><text:s/>8,40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2.4" calcext:value-type="float">
            <text:p><text:s/>762 <text:s/></text:p>
          </table:table-cell>
          <table:table-cell table:style-name="ce42" office:value-type="float" office:value="6707.35" calcext:value-type="float">
            <text:p><text:s/>6,7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02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98.86" calcext:value-type="float">
            <text:p><text:s/>1,19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.2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46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02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6.76" calcext:value-type="float">
            <text:p><text:s/>2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.9" calcext:value-type="float">
            <text:p><text:s/>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58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46" calcext:value-type="float">
            <text:p><text:s/>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" calcext:value-type="float">
            <text:p><text:s/>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46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5.46" calcext:value-type="float">
            <text:p>( 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8" calcext:value-type="float">
            <text:p><text:s/>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2.4" calcext:value-type="float">
            <text:p><text:s/>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5.2" calcext:value-type="float">
            <text:p><text:s/>6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7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4.04" calcext:value-type="float">
            <text:p><text:s/>14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79.2" calcext:value-type="float">
            <text:p><text:s/>79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2.32" calcext:value-type="float">
            <text:p><text:s/>1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.75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9.84" calcext:value-type="float">
            <text:p><text:s/>1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.75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.48" calcext:value-type="float">
            <text:p><text:s/>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7.8" calcext:value-type="float">
            <text:p>( 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1.56" calcext:value-type="float">
            <text:p>( 2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4.36" calcext:value-type="float">
            <text:p><text:s/>2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25.6" calcext:value-type="float">
            <text:p><text:s/>5,7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7.56" calcext:value-type="float">
            <text:p><text:s/>1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95" calcext:value-type="float">
            <text:p><text:s/>5,6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.8" calcext:value-type="float">
            <text:p><text:s/>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.6" calcext:value-type="float">
            <text:p><text:s/>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4.46" calcext:value-type="float">
            <text:p><text:s/>4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.95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94.38" calcext:value-type="float">
            <text:p><text:s/>9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01.54" calcext:value-type="float">
            <text:p><text:s/>5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94.04" calcext:value-type="float">
            <text:p><text:s/>4,6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5.95" calcext:value-type="float">
            <text:p><text:s/>8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5.38" calcext:value-type="float">
            <text:p><text:s/>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41.32" calcext:value-type="float">
            <text:p><text:s/>5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81.88" calcext:value-type="float">
            <text:p><text:s/>5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191407.9" calcext:value-type="float">
            <text:p><text:s/>8,191,4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2" calcext:value-type="float">
            <text:p><text:s/>1,132 <text:s/></text:p>
          </table:table-cell>
          <table:table-cell table:style-name="ce42" office:value-type="float" office:value="196800.8" calcext:value-type="float">
            <text:p><text:s/>196,8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32" calcext:value-type="float">
            <text:p><text:s/>1,132 <text:s/></text:p>
          </table:table-cell>
          <table:table-cell table:style-name="ce42" office:value-type="float" office:value="196800.8" calcext:value-type="float">
            <text:p><text:s/>196,8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191407.9" calcext:value-type="float">
            <text:p><text:s/>8,191,4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5.2" calcext:value-type="float">
            <text:p><text:s/>2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5.2" calcext:value-type="float">
            <text:p><text:s/>2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821.06" calcext:value-type="float">
            <text:p><text:s/>46,8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122.4" calcext:value-type="float">
            <text:p><text:s/>50,122 <text:s/></text:p>
          </table:table-cell>
          <table:table-cell table:style-name="ce42" office:value-type="float" office:value="136954.4" calcext:value-type="float">
            <text:p><text:s/>136,954 <text:s/></text:p>
          </table:table-cell>
          <table:table-cell table:style-name="ce42" office:value-type="float" office:value="9643.25" calcext:value-type="float">
            <text:p><text:s/>9,6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551.7" calcext:value-type="float">
            <text:p><text:s/>2,5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158.06" calcext:value-type="float">
            <text:p><text:s/>7,1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5.65" calcext:value-type="float">
            <text:p><text:s/>4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74.92" calcext:value-type="float">
            <text:p><text:s/>2,9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3996.3" calcext:value-type="float">
            <text:p><text:s/>33,9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122.4" calcext:value-type="float">
            <text:p><text:s/>50,122 <text:s/></text:p>
          </table:table-cell>
          <table:table-cell table:style-name="ce42" office:value-type="float" office:value="136954.4" calcext:value-type="float">
            <text:p><text:s/>136,954 <text:s/></text:p>
          </table:table-cell>
          <table:table-cell table:style-name="ce42" office:value-type="float" office:value="5288.7" calcext:value-type="float">
            <text:p><text:s/>5,28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691.78" calcext:value-type="float">
            <text:p><text:s/>2,69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83.8" calcext:value-type="float">
            <text:p><text:s/>1,384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74797.02" calcext:value-type="float">
            <text:p><text:s/>12,074,7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74797.02" calcext:value-type="float">
            <text:p><text:s/>12,074,7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074797.02" calcext:value-type="float">
            <text:p>( 12,074,79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422.08" calcext:value-type="float">
            <text:p><text:s/>131,4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2677.12" calcext:value-type="float">
            <text:p><text:s/>382,677 <text:s/></text:p>
          </table:table-cell>
          <table:table-cell table:style-name="ce42" office:value-type="float" office:value="11894" calcext:value-type="float">
            <text:p><text:s/>11,894 <text:s/></text:p>
          </table:table-cell>
          <table:table-cell table:style-name="ce42" office:value-type="float" office:value="681811.569286281" calcext:value-type="float">
            <text:p><text:s/>681,812 <text:s/></text:p>
          </table:table-cell>
          <table:table-cell table:style-name="ce42" office:value-type="float" office:value="50975.1" calcext:value-type="float">
            <text:p><text:s/>50,975 <text:s/></text:p>
          </table:table-cell>
          <table:table-cell table:style-name="ce42" office:value-type="float" office:value="31032.08" calcext:value-type="float">
            <text:p><text:s/>31,032 <text:s/></text:p>
          </table:table-cell>
          <table:table-cell table:style-name="ce42" office:value-type="float" office:value="175054.5" calcext:value-type="float">
            <text:p><text:s/>175,05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7498721.16" calcext:value-type="float">
            <text:p><text:s/>7,498,721 <text:s/></text:p>
          </table:table-cell>
          <table:table-cell table:style-name="ce42" office:value-type="float" office:value="467409.6" calcext:value-type="float">
            <text:p><text:s/>467,4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8268.8" calcext:value-type="float">
            <text:p><text:s/>348,269 <text:s/></text:p>
          </table:table-cell>
          <table:table-cell table:style-name="ce42" office:value-type="float" office:value="912415" calcext:value-type="float">
            <text:p><text:s/>912,415 <text:s/></text:p>
          </table:table-cell>
          <table:table-cell table:style-name="ce42" office:value-type="float" office:value="43015.5174027698" calcext:value-type="float">
            <text:p><text:s/>43,016 <text:s/></text:p>
          </table:table-cell>
          <table:table-cell table:style-name="ce42" office:value-type="float" office:value="17935.2" calcext:value-type="float">
            <text:p><text:s/>17,935 <text:s/></text:p>
          </table:table-cell>
          <table:table-cell table:style-name="ce42" office:value-type="float" office:value="199739.7" calcext:value-type="float">
            <text:p><text:s/>199,740 <text:s/></text:p>
          </table:table-cell>
          <table:table-cell table:style-name="ce42" office:value-type="float" office:value="129568.5" calcext:value-type="float">
            <text:p><text:s/>129,5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92440.64" calcext:value-type="float">
            <text:p><text:s/>192,441 <text:s/></text:p>
          </table:table-cell>
          <table:table-cell table:style-name="ce42" office:value-type="float" office:value="2251130.88" calcext:value-type="float">
            <text:p><text:s/>2,251,1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34.88" calcext:value-type="float">
            <text:p><text:s/>4,6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64239.32" calcext:value-type="float">
            <text:p><text:s/>164,239 <text:s/></text:p>
          </table:table-cell>
          <table:table-cell table:style-name="ce42" office:value-type="float" office:value="221493.59088" calcext:value-type="float">
            <text:p><text:s/>221,494 <text:s/></text:p>
          </table:table-cell>
          <table:table-cell table:style-name="ce42" office:value-type="float" office:value="-719.1" calcext:value-type="float">
            <text:p><text:s/>-719 <text:s/></text:p>
          </table:table-cell>
          <table:table-cell table:style-name="ce42" office:value-type="float" office:value="-206992.32" calcext:value-type="float">
            <text:p><text:s/>-206,992 <text:s/></text:p>
          </table:table-cell>
          <table:table-cell table:style-name="ce42" office:value-type="float" office:value="49894" calcext:value-type="float">
            <text:p><text:s/>49,894 <text:s/></text:p>
          </table:table-cell>
          <table:table-cell table:style-name="ce42" office:value-type="float" office:value="-10558.43" calcext:value-type="float">
            <text:p><text:s/>-10,558 <text:s/></text:p>
          </table:table-cell>
          <table:table-cell table:style-name="ce42" office:value-type="float" office:value="-739.8" calcext:value-type="float">
            <text:p><text:s/>-740 <text:s/></text:p>
          </table:table-cell>
          <table:table-cell table:style-name="ce42" office:value-type="float" office:value="57884.62" calcext:value-type="float">
            <text:p><text:s/>57,885 <text:s/></text:p>
          </table:table-cell>
          <table:table-cell table:style-name="ce42" office:value-type="float" office:value="-108189.9" calcext:value-type="float">
            <text:p><text:s/>-108,19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7855401.12" calcext:value-type="float">
            <text:p><text:s/>-7,855,401 <text:s/></text:p>
          </table:table-cell>
          <table:table-cell table:style-name="ce43" office:value-type="float" office:value="-2808611.99088" calcext:value-type="float">
            <text:p><text:s/>-2,808,612 <text:s/></text:p>
          </table:table-cell>
          <table:table-cell table:style-name="ce43" office:value-type="float" office:value="719.1" calcext:value-type="float">
            <text:p><text:s/>719 <text:s/></text:p>
          </table:table-cell>
          <table:table-cell table:style-name="ce43" office:value-type="float" office:value="236765.76" calcext:value-type="float">
            <text:p><text:s/>236,766 <text:s/></text:p>
          </table:table-cell>
          <table:table-cell table:style-name="ce43" office:value-type="float" office:value="-950415" calcext:value-type="float">
            <text:p><text:s/>-950,415 <text:s/></text:p>
          </table:table-cell>
          <table:table-cell table:style-name="ce43" office:value-type="float" office:value="649354.481883511" calcext:value-type="float">
            <text:p><text:s/>649,354 <text:s/></text:p>
          </table:table-cell>
          <table:table-cell table:style-name="ce43" office:value-type="float" office:value="33779.7" calcext:value-type="float">
            <text:p><text:s/>33,780 <text:s/></text:p>
          </table:table-cell>
          <table:table-cell table:style-name="ce43" office:value-type="float" office:value="-226592.24" calcext:value-type="float">
            <text:p><text:s/>-226,592 <text:s/></text:p>
          </table:table-cell>
          <table:table-cell table:style-name="ce43" office:value-type="float" office:value="153675.9" calcext:value-type="float">
            <text:p><text:s/>153,67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40626.6" calcext:value-type="float">
            <text:p><text:s/>40,627 <text:s/></text:p>
          </table:table-cell>
          <table:table-cell table:style-name="ce42" office:value-type="float" office:value="1746375.36" calcext:value-type="float">
            <text:p><text:s/>1,746,375 <text:s/></text:p>
          </table:table-cell>
          <table:table-cell table:style-name="ce42" office:value-type="float" office:value="372.6" calcext:value-type="float">
            <text:p><text:s/>373 <text:s/></text:p>
          </table:table-cell>
          <table:table-cell table:style-name="ce42" office:value-type="float" office:value="38059.2" calcext:value-type="float">
            <text:p><text:s/>38,0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0.84" calcext:value-type="float">
            <text:p><text:s/>1,4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584.7" calcext:value-type="float">
            <text:p><text:s/>192,58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40315.6" calcext:value-type="float">
            <text:p><text:s/>-240,316 <text:s/></text:p>
          </table:table-cell>
          <table:table-cell table:style-name="ce43" office:value-type="float" office:value="-928671.240963" calcext:value-type="float">
            <text:p><text:s/>-928,67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8911.703291035" calcext:value-type="float">
            <text:p><text:s/>138,912 <text:s/></text:p>
          </table:table-cell>
          <table:table-cell table:style-name="ce42" office:value-type="float" office:value="3254687.34527971" calcext:value-type="float">
            <text:p><text:s/>3,254,6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5944.204623233" calcext:value-type="float">
            <text:p><text:s/>465,944 <text:s/></text:p>
          </table:table-cell>
          <table:table-cell table:style-name="ce42" office:value-type="float" office:value="3960.8604063036" calcext:value-type="float">
            <text:p><text:s/>3,96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4441.16" calcext:value-type="float">
            <text:p><text:s/>134,441 <text:s/></text:p>
          </table:table-cell>
          <table:table-cell table:style-name="ce42" office:value-type="float" office:value="2387671.68" calcext:value-type="float">
            <text:p><text:s/>2,387,6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88.32" calcext:value-type="float">
            <text:p><text:s/>18,6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4470.5432910348" calcext:value-type="float">
            <text:p><text:s/>4,471 <text:s/></text:p>
          </table:table-cell>
          <table:table-cell table:style-name="ce43" office:value-type="float" office:value="848327.345279709" calcext:value-type="float">
            <text:p><text:s/>848,32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65944.204623233" calcext:value-type="float">
            <text:p><text:s/>465,944 <text:s/></text:p>
          </table:table-cell>
          <table:table-cell table:style-name="ce43" office:value-type="float" office:value="3960.8604063036" calcext:value-type="float">
            <text:p><text:s/>3,96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2950390.04" calcext:value-type="float">
            <text:p><text:s/>12,950,390 <text:s/></text:p>
          </table:table-cell>
          <table:table-cell table:style-name="ce42" office:value-type="float" office:value="13024566.667293" calcext:value-type="float">
            <text:p><text:s/>13,024,567 <text:s/></text:p>
          </table:table-cell>
          <table:table-cell table:style-name="ce42" office:value-type="float" office:value="7255.8" calcext:value-type="float">
            <text:p><text:s/>7,256 <text:s/></text:p>
          </table:table-cell>
          <table:table-cell table:style-name="ce42" office:value-type="float" office:value="291479.04" calcext:value-type="float">
            <text:p><text:s/>291,479 <text:s/></text:p>
          </table:table-cell>
          <table:table-cell table:style-name="ce42" office:value-type="float" office:value="1374999" calcext:value-type="float">
            <text:p><text:s/>1,374,999 <text:s/></text:p>
          </table:table-cell>
          <table:table-cell table:style-name="ce42" office:value-type="float" office:value="95268.23" calcext:value-type="float">
            <text:p><text:s/>95,2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8864.48" calcext:value-type="float">
            <text:p><text:s/>1,128,864 <text:s/></text:p>
          </table:table-cell>
          <table:table-cell table:style-name="ce42" office:value-type="float" office:value="1754196.206" calcext:value-type="float">
            <text:p><text:s/>1,754,1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2840743.1936" calcext:value-type="float">
            <text:p><text:s/>12,840,743 <text:s/></text:p>
          </table:table-cell>
          <table:table-cell table:style-name="ce42" office:value-type="float" office:value="13024566.667293" calcext:value-type="float">
            <text:p><text:s/>13,024,567 <text:s/></text:p>
          </table:table-cell>
          <table:table-cell table:style-name="ce42" office:value-type="float" office:value="7255.8" calcext:value-type="float">
            <text:p><text:s/>7,256 <text:s/></text:p>
          </table:table-cell>
          <table:table-cell table:style-name="ce42" office:value-type="float" office:value="291479.04" calcext:value-type="float">
            <text:p><text:s/>291,479 <text:s/></text:p>
          </table:table-cell>
          <table:table-cell table:style-name="ce42" office:value-type="float" office:value="1374999" calcext:value-type="float">
            <text:p><text:s/>1,374,999 <text:s/></text:p>
          </table:table-cell>
          <table:table-cell table:style-name="ce42" office:value-type="float" office:value="95268.23" calcext:value-type="float">
            <text:p><text:s/>95,2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8864.48" calcext:value-type="float">
            <text:p><text:s/>1,128,864 <text:s/></text:p>
          </table:table-cell>
          <table:table-cell table:style-name="ce42" office:value-type="float" office:value="1617864.7292" calcext:value-type="float">
            <text:p><text:s/>1,617,86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09646.8464" calcext:value-type="float">
            <text:p><text:s/>109,64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36331.4768" calcext:value-type="float">
            <text:p><text:s/>136,33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1189.2" calcext:value-type="float">
            <text:p><text:s/>31,189 <text:s/></text:p>
          </table:table-cell>
          <table:table-cell table:style-name="ce42" office:value-type="float" office:value="792796.327068816" calcext:value-type="float">
            <text:p><text:s/>792,7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5601.915376767" calcext:value-type="float">
            <text:p><text:s/>395,602 <text:s/></text:p>
          </table:table-cell>
          <table:table-cell table:style-name="ce42" office:value-type="float" office:value="10742.5795936964" calcext:value-type="float">
            <text:p><text:s/>10,74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96" calcext:value-type="float">
            <text:p><text:s/>1,2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358.4" calcext:value-type="float">
            <text:p><text:s/>13,3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4.48" calcext:value-type="float">
            <text:p><text:s/>9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1167.36" calcext:value-type="float">
            <text:p><text:s/>31,167 <text:s/></text:p>
          </table:table-cell>
          <table:table-cell table:style-name="ce42" office:value-type="float" office:value="777217.447068816" calcext:value-type="float">
            <text:p><text:s/>777,2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5601.915376767" calcext:value-type="float">
            <text:p><text:s/>395,602 <text:s/></text:p>
          </table:table-cell>
          <table:table-cell table:style-name="ce42" office:value-type="float" office:value="10742.5795936964" calcext:value-type="float">
            <text:p><text:s/>10,74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1.84" calcext:value-type="float">
            <text:p><text:s/>22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124577.01670897" calcext:value-type="float">
            <text:p><text:s/>5,124,577 <text:s/></text:p>
          </table:table-cell>
          <table:table-cell table:style-name="ce44" office:value-type="float" office:value="5350766.88502748" calcext:value-type="float">
            <text:p><text:s/>5,350,767 <text:s/></text:p>
          </table:table-cell>
          <table:table-cell table:style-name="ce44" office:value-type="float" office:value="7602.3" calcext:value-type="float">
            <text:p><text:s/>7,602 <text:s/></text:p>
          </table:table-cell>
          <table:table-cell table:style-name="ce44" office:value-type="float" office:value="490185.6" calcext:value-type="float">
            <text:p><text:s/>490,186 <text:s/></text:p>
          </table:table-cell>
          <table:table-cell table:style-name="ce44" office:value-type="float" office:value="424584" calcext:value-type="float">
            <text:p><text:s/>424,584 <text:s/></text:p>
          </table:table-cell>
          <table:table-cell table:style-name="ce44" office:value-type="float" office:value="743171.871883511" calcext:value-type="float">
            <text:p><text:s/>743,172 <text:s/></text:p>
          </table:table-cell>
          <table:table-cell table:style-name="ce44" office:value-type="float" office:value="33779.7" calcext:value-type="float">
            <text:p><text:s/>33,780 <text:s/></text:p>
          </table:table-cell>
          <table:table-cell table:style-name="ce44" office:value-type="float" office:value="40726.12" calcext:value-type="float">
            <text:p><text:s/>40,726 <text:s/></text:p>
          </table:table-cell>
          <table:table-cell table:style-name="ce44" office:value-type="float" office:value="1700583.966" calcext:value-type="float">
            <text:p><text:s/>1,700,58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124577.01670897" calcext:value-type="float">
            <text:p><text:s/>5,124,577 <text:s/></text:p>
          </table:table-cell>
          <table:table-cell table:style-name="ce44" office:value-type="float" office:value="5350766.88502748" calcext:value-type="float">
            <text:p><text:s/>5,350,767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15.7" calcext:value-type="float">
            <text:p><text:s/>316 <text:s/></text:p>
          </table:table-cell>
          <table:table-cell table:style-name="ce44" office:value-type="float" office:value="12872.7" calcext:value-type="float">
            <text:p><text:s/>12,8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92281.816708965" calcext:value-type="float">
            <text:p><text:s/>192,282 <text:s/></text:p>
          </table:table-cell>
          <table:table-cell table:style-name="ce42" office:value-type="float" office:value="4673168.16502748" calcext:value-type="float">
            <text:p><text:s/>4,673,1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5.7" calcext:value-type="float">
            <text:p><text:s/>316 <text:s/></text:p>
          </table:table-cell>
          <table:table-cell table:style-name="ce42" office:value-type="float" office:value="12872.7" calcext:value-type="float">
            <text:p><text:s/>12,8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9017.4" calcext:value-type="float">
            <text:p><text:s/>9,017 <text:s/></text:p>
          </table:table-cell>
          <table:table-cell table:style-name="ce42" office:value-type="float" office:value="27434.88" calcext:value-type="float">
            <text:p><text:s/>27,4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5680.08" calcext:value-type="float">
            <text:p><text:s/>5,680 <text:s/></text:p>
          </table:table-cell>
          <table:table-cell table:style-name="ce42" office:value-type="float" office:value="324604.78842696" calcext:value-type="float">
            <text:p><text:s/>324,6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422.578522542" calcext:value-type="float">
            <text:p><text:s/>6,423 <text:s/></text:p>
          </table:table-cell>
          <table:table-cell table:style-name="ce42" office:value-type="float" office:value="944011.017740266" calcext:value-type="float">
            <text:p><text:s/>944,0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6.72" calcext:value-type="float">
            <text:p><text:s/>7 <text:s/></text:p>
          </table:table-cell>
          <table:table-cell table:style-name="ce42" office:value-type="float" office:value="32932.8" calcext:value-type="float">
            <text:p><text:s/>32,9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65.52" calcext:value-type="float">
            <text:p><text:s/>66 <text:s/></text:p>
          </table:table-cell>
          <table:table-cell table:style-name="ce42" office:value-type="float" office:value="5488.32" calcext:value-type="float">
            <text:p><text:s/>5,4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87.7638299912" calcext:value-type="float">
            <text:p><text:s/>488 <text:s/></text:p>
          </table:table-cell>
          <table:table-cell table:style-name="ce42" office:value-type="float" office:value="309484.011212653" calcext:value-type="float">
            <text:p><text:s/>309,4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30.2" calcext:value-type="float">
            <text:p><text:s/>130 <text:s/></text:p>
          </table:table-cell>
          <table:table-cell table:style-name="ce42" office:value-type="float" office:value="2472" calcext:value-type="float">
            <text:p><text:s/>2,4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1312.07435639" calcext:value-type="float">
            <text:p><text:s/>71,312 <text:s/></text:p>
          </table:table-cell>
          <table:table-cell table:style-name="ce42" office:value-type="float" office:value="1368859.214816" calcext:value-type="float">
            <text:p><text:s/>1,368,8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0717.6091043912" calcext:value-type="float">
            <text:p><text:s/>70,718 <text:s/></text:p>
          </table:table-cell>
          <table:table-cell table:style-name="ce42" office:value-type="float" office:value="1075782.93251653" calcext:value-type="float">
            <text:p><text:s/>1,075,7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4973.3291043912" calcext:value-type="float">
            <text:p>( 4,973 <text:s/>)</text:p>
          </table:table-cell>
          <table:table-cell table:style-name="ce45" office:value-type="float" office:value="691756.281564432" calcext:value-type="float">
            <text:p>( 691,75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5744.28" calcext:value-type="float">
            <text:p>( 65,744 <text:s/>)</text:p>
          </table:table-cell>
          <table:table-cell table:style-name="ce45" office:value-type="float" office:value="377603.290952093" calcext:value-type="float">
            <text:p>( 377,60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423.36" calcext:value-type="float">
            <text:p>( 6,42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72.287870976" calcext:value-type="float">
            <text:p><text:s/>372 <text:s/></text:p>
          </table:table-cell>
          <table:table-cell table:style-name="ce42" office:value-type="float" office:value="38208.9931092096" calcext:value-type="float">
            <text:p><text:s/>38,2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38.1773810228" calcext:value-type="float">
            <text:p><text:s/>138 <text:s/></text:p>
          </table:table-cell>
          <table:table-cell table:style-name="ce42" office:value-type="float" office:value="189823.449190262" calcext:value-type="float">
            <text:p><text:s/>189,8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84" calcext:value-type="float">
            <text:p><text:s/>84 <text:s/></text:p>
          </table:table-cell>
          <table:table-cell table:style-name="ce46" office:value-type="float" office:value="65043.84" calcext:value-type="float">
            <text:p><text:s/>65,04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2867.76" calcext:value-type="float">
            <text:p><text:s/>2,868 <text:s/></text:p>
          </table:table-cell>
          <table:table-cell table:style-name="ce42" office:value-type="float" office:value="228552.96" calcext:value-type="float">
            <text:p><text:s/>228,5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10" calcext:value-type="float">
            <text:p><text:s/>210 <text:s/></text:p>
          </table:table-cell>
          <table:table-cell table:style-name="ce42" office:value-type="float" office:value="29514.24" calcext:value-type="float">
            <text:p><text:s/>29,5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74.72" calcext:value-type="float">
            <text:p><text:s/>175 <text:s/></text:p>
          </table:table-cell>
          <table:table-cell table:style-name="ce46" office:value-type="float" office:value="63224.64" calcext:value-type="float">
            <text:p><text:s/>63,22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1598.92" calcext:value-type="float">
            <text:p><text:s/>21,599 <text:s/></text:p>
          </table:table-cell>
          <table:table-cell table:style-name="ce42" office:value-type="float" office:value="387142.08" calcext:value-type="float">
            <text:p><text:s/>387,1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5.7" calcext:value-type="float">
            <text:p><text:s/>3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9068.84" calcext:value-type="float">
            <text:p><text:s/>19,069 <text:s/></text:p>
          </table:table-cell>
          <table:table-cell table:style-name="ce42" office:value-type="float" office:value="70762.56" calcext:value-type="float">
            <text:p><text:s/>70,7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9.3" calcext:value-type="float">
            <text:p><text:s/>2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530.08" calcext:value-type="float">
            <text:p><text:s/>2,530 <text:s/></text:p>
          </table:table-cell>
          <table:table-cell table:style-name="ce42" office:value-type="float" office:value="316379.52" calcext:value-type="float">
            <text:p><text:s/>316,3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.4" calcext:value-type="float">
            <text:p><text:s/>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37.8" calcext:value-type="float">
            <text:p>( 38 <text:s/>)</text:p>
          </table:table-cell>
          <table:table-cell table:style-name="ce45" office:value-type="float" office:value="2778.24" calcext:value-type="float">
            <text:p>( 2,77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8.4" calcext:value-type="float">
            <text:p>( 8 <text:s/>)</text:p>
          </table:table-cell>
          <table:table-cell table:style-name="ce47" office:value-type="float" office:value="28273.92" calcext:value-type="float">
            <text:p>( 28,274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860.28" calcext:value-type="float">
            <text:p><text:s/>6,860 <text:s/></text:p>
          </table:table-cell>
          <table:table-cell table:style-name="ce42" office:value-type="float" office:value="617188.7136" calcext:value-type="float">
            <text:p><text:s/>617,1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872.7" calcext:value-type="float">
            <text:p><text:s/>12,87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485.64" calcext:value-type="float">
            <text:p><text:s/>6,486 <text:s/></text:p>
          </table:table-cell>
          <table:table-cell table:style-name="ce42" office:value-type="float" office:value="528322.4736" calcext:value-type="float">
            <text:p><text:s/>528,3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872.7" calcext:value-type="float">
            <text:p><text:s/>12,87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74.64" calcext:value-type="float">
            <text:p><text:s/>375 <text:s/></text:p>
          </table:table-cell>
          <table:table-cell table:style-name="ce42" office:value-type="float" office:value="88866.24" calcext:value-type="float">
            <text:p><text:s/>88,8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4841.28" calcext:value-type="float">
            <text:p>( 34,84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664.48" calcext:value-type="float">
            <text:p><text:s/>2,664 <text:s/></text:p>
          </table:table-cell>
          <table:table-cell table:style-name="ce42" office:value-type="float" office:value="87891.84" calcext:value-type="float">
            <text:p><text:s/>87,8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642.6" calcext:value-type="float">
            <text:p><text:s/>643 <text:s/></text:p>
          </table:table-cell>
          <table:table-cell table:style-name="ce46" office:value-type="float" office:value="11600.64" calcext:value-type="float">
            <text:p><text:s/>11,60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4597.72" calcext:value-type="float">
            <text:p><text:s/>24,598 <text:s/></text:p>
          </table:table-cell>
          <table:table-cell table:style-name="ce42" office:value-type="float" office:value="96804.7418556" calcext:value-type="float">
            <text:p><text:s/>96,8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6515.88" calcext:value-type="float">
            <text:p><text:s/>6,516 <text:s/></text:p>
          </table:table-cell>
          <table:table-cell table:style-name="ce42" office:value-type="float" office:value="24538.56" calcext:value-type="float">
            <text:p><text:s/>24,5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224.72" calcext:value-type="float">
            <text:p><text:s/>1,225 <text:s/></text:p>
          </table:table-cell>
          <table:table-cell table:style-name="ce42" office:value-type="float" office:value="25771.2" calcext:value-type="float">
            <text:p><text:s/>25,7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1065.120000042" calcext:value-type="float">
            <text:p><text:s/>1,065 <text:s/></text:p>
          </table:table-cell>
          <table:table-cell table:style-name="ce42" office:value-type="float" office:value="50.88" calcext:value-type="float">
            <text:p><text:s/>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30737.28" calcext:value-type="float">
            <text:p><text:s/>30,737 <text:s/></text:p>
          </table:table-cell>
          <table:table-cell table:style-name="ce42" office:value-type="float" office:value="62023.68" calcext:value-type="float">
            <text:p><text:s/>62,0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3576.957376" calcext:value-type="float">
            <text:p><text:s/>23,57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738049.56" calcext:value-type="float">
            <text:p><text:s/>3,738,050 <text:s/></text:p>
          </table:table-cell>
          <table:table-cell table:style-name="ce42" office:value-type="float" office:value="242994.24" calcext:value-type="float">
            <text:p><text:s/>242,9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595127.76" calcext:value-type="float">
            <text:p><text:s/>3,595,12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0884.28" calcext:value-type="float">
            <text:p><text:s/>30,88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12037.52" calcext:value-type="float">
            <text:p><text:s/>112,038 <text:s/></text:p>
          </table:table-cell>
          <table:table-cell table:style-name="ce42" office:value-type="float" office:value="242994.24" calcext:value-type="float">
            <text:p><text:s/>242,9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821352.84" calcext:value-type="float">
            <text:p><text:s/>821,353 <text:s/></text:p>
          </table:table-cell>
          <table:table-cell table:style-name="ce42" office:value-type="float" office:value="23994.24" calcext:value-type="float">
            <text:p><text:s/>23,9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241.52" calcext:value-type="float">
            <text:p><text:s/>1,242 <text:s/></text:p>
          </table:table-cell>
          <table:table-cell table:style-name="ce42" office:value-type="float" office:value="2924.16" calcext:value-type="float">
            <text:p><text:s/>2,9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820111.32" calcext:value-type="float">
            <text:p><text:s/>820,111 <text:s/></text:p>
          </table:table-cell>
          <table:table-cell table:style-name="ce43" office:value-type="float" office:value="21070.08" calcext:value-type="float">
            <text:p><text:s/>21,07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72892.8" calcext:value-type="float">
            <text:p><text:s/>372,893 <text:s/></text:p>
          </table:table-cell>
          <table:table-cell table:style-name="ce42" office:value-type="float" office:value="410610.24" calcext:value-type="float">
            <text:p><text:s/>410,6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77390.88" calcext:value-type="float">
            <text:p><text:s/>77,391 <text:s/></text:p>
          </table:table-cell>
          <table:table-cell table:style-name="ce42" office:value-type="float" office:value="334646.4" calcext:value-type="float">
            <text:p><text:s/>334,6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185.24" calcext:value-type="float">
            <text:p><text:s/>1,185 <text:s/></text:p>
          </table:table-cell>
          <table:table-cell table:style-name="ce42" office:value-type="float" office:value="7292.16" calcext:value-type="float">
            <text:p><text:s/>7,2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8591.52" calcext:value-type="float">
            <text:p><text:s/>8,592 <text:s/></text:p>
          </table:table-cell>
          <table:table-cell table:style-name="ce42" office:value-type="float" office:value="321.6" calcext:value-type="float">
            <text:p><text:s/>3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2756.88" calcext:value-type="float">
            <text:p><text:s/>2,75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375.92" calcext:value-type="float">
            <text:p><text:s/>1,376 <text:s/></text:p>
          </table:table-cell>
          <table:table-cell table:style-name="ce42" office:value-type="float" office:value="2688" calcext:value-type="float">
            <text:p><text:s/>2,6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02577.76" calcext:value-type="float">
            <text:p><text:s/>202,578 <text:s/></text:p>
          </table:table-cell>
          <table:table-cell table:style-name="ce42" office:value-type="float" office:value="6352.32" calcext:value-type="float">
            <text:p><text:s/>6,3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9014.6" calcext:value-type="float">
            <text:p><text:s/>79,015 <text:s/></text:p>
          </table:table-cell>
          <table:table-cell table:style-name="ce43" office:value-type="float" office:value="59309.76" calcext:value-type="float">
            <text:p><text:s/>59,31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02.3" calcext:value-type="float">
            <text:p><text:s/>7,602 <text:s/></text:p>
          </table:table-cell>
          <table:table-cell table:style-name="ce42" office:value-type="float" office:value="490185.6" calcext:value-type="float">
            <text:p><text:s/>490,186 <text:s/></text:p>
          </table:table-cell>
          <table:table-cell table:style-name="ce42" office:value-type="float" office:value="424584" calcext:value-type="float">
            <text:p><text:s/>424,584 <text:s/></text:p>
          </table:table-cell>
          <table:table-cell table:style-name="ce42" office:value-type="float" office:value="743171.871883511" calcext:value-type="float">
            <text:p><text:s/>743,172 <text:s/></text:p>
          </table:table-cell>
          <table:table-cell table:style-name="ce42" office:value-type="float" office:value="33779.7" calcext:value-type="float">
            <text:p><text:s/>33,780 <text:s/></text:p>
          </table:table-cell>
          <table:table-cell table:style-name="ce42" office:value-type="float" office:value="40410.42" calcext:value-type="float">
            <text:p><text:s/>40,410 <text:s/></text:p>
          </table:table-cell>
          <table:table-cell table:style-name="ce42" office:value-type="float" office:value="1687711.266" calcext:value-type="float">
            <text:p><text:s/>1,687,71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02.3" calcext:value-type="float">
            <text:p><text:s/>7,602 <text:s/></text:p>
          </table:table-cell>
          <table:table-cell table:style-name="ce42" office:value-type="float" office:value="490185.6" calcext:value-type="float">
            <text:p><text:s/>490,186 <text:s/></text:p>
          </table:table-cell>
          <table:table-cell table:style-name="ce42" office:value-type="float" office:value="424584" calcext:value-type="float">
            <text:p><text:s/>424,584 <text:s/></text:p>
          </table:table-cell>
          <table:table-cell table:style-name="ce42" office:value-type="float" office:value="743171.871883511" calcext:value-type="float">
            <text:p><text:s/>743,172 <text:s/></text:p>
          </table:table-cell>
          <table:table-cell table:style-name="ce42" office:value-type="float" office:value="33779.7" calcext:value-type="float">
            <text:p><text:s/>33,780 <text:s/></text:p>
          </table:table-cell>
          <table:table-cell table:style-name="ce42" office:value-type="float" office:value="40410.42" calcext:value-type="float">
            <text:p><text:s/>40,410 <text:s/></text:p>
          </table:table-cell>
          <table:table-cell table:style-name="ce42" office:value-type="float" office:value="1687711.266" calcext:value-type="float">
            <text:p><text:s/>1,687,71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91575.893804532" calcext:value-type="float">
            <text:p><text:s/>591,576 <text:s/></text:p>
          </table:table-cell>
          <table:table-cell table:style-name="ce42" office:value-type="float" office:value="14681799.9908865" calcext:value-type="float">
            <text:p><text:s/>14,681,8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00025.417082" calcext:value-type="float">
            <text:p><text:s/>1,800,025 <text:s/></text:p>
          </table:table-cell>
          <table:table-cell table:style-name="ce42" office:value-type="float" office:value="19011.289957" calcext:value-type="float">
            <text:p><text:s/>19,011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78385.179515532" calcext:value-type="float">
            <text:p><text:s/>578,385 <text:s/></text:p>
          </table:table-cell>
          <table:table-cell table:style-name="ce42" office:value-type="float" office:value="10341187.6274845" calcext:value-type="float">
            <text:p><text:s/>10,341,1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927.324501" calcext:value-type="float">
            <text:p><text:s/>51,9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3190.714289" calcext:value-type="float">
            <text:p><text:s/>13,191 <text:s/></text:p>
          </table:table-cell>
          <table:table-cell table:style-name="ce42" office:value-type="float" office:value="4288685.038901" calcext:value-type="float">
            <text:p><text:s/>4,288,6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00025.417082" calcext:value-type="float">
            <text:p><text:s/>1,800,025 <text:s/></text:p>
          </table:table-cell>
          <table:table-cell table:style-name="ce42" office:value-type="float" office:value="19011.289957" calcext:value-type="float">
            <text:p><text:s/>19,011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794.720102" calcext:value-type="float">
            <text:p><text:s/>85,7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54424.666845" calcext:value-type="float">
            <text:p><text:s/>1,454,425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5794.720102" calcext:value-type="float">
            <text:p><text:s/>85,79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54424.666845" calcext:value-type="float">
            <text:p><text:s/>1,454,425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437976" calcext:value-type="float">
            <text:p><text:s/>437,97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435509.95909694" calcext:value-type="float">
            <text:p><text:s/>1,435,510 <text:s/></text:p>
          </table:table-cell>
          <table:table-cell table:style-name="ce41" office:value-type="float" office:value="237913.933996935" calcext:value-type="float">
            <text:p><text:s/>237,914 <text:s/></text:p>
          </table:table-cell>
          <table:table-cell table:style-name="ce41" office:value-type="float" office:value="219409.506069435" calcext:value-type="float">
            <text:p><text:s/>219,41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8504.4279275" calcext:value-type="float">
            <text:p><text:s/>18,504 <text:s/></text:p>
          </table:table-cell>
          <table:table-cell table:style-name="ce41" office:value-type="float" office:value="1197596.0251" calcext:value-type="float">
            <text:p><text:s/>1,197,59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435691.40371545" calcext:value-type="float">
            <text:p><text:s/>8,435,6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35691.40371545" calcext:value-type="float">
            <text:p><text:s/>8,435,6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22503.7678832805" calcext:value-type="float">
            <text:p><text:s/>-22,504 <text:s/></text:p>
          </table:table-cell>
          <table:table-cell table:style-name="ce42" office:value-type="float" office:value="50002.9888" calcext:value-type="float">
            <text:p><text:s/>50,003 <text:s/></text:p>
          </table:table-cell>
          <table:table-cell table:style-name="ce42" office:value-type="float" office:value="-72506.7566832805" calcext:value-type="float">
            <text:p><text:s/>-72,5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896171.17159873" calcext:value-type="float">
            <text:p><text:s/>8,896,171 <text:s/></text:p>
          </table:table-cell>
          <table:table-cell table:style-name="ce43" office:value-type="float" office:value="387973.0112" calcext:value-type="float">
            <text:p><text:s/>387,973 <text:s/></text:p>
          </table:table-cell>
          <table:table-cell table:style-name="ce43" office:value-type="float" office:value="8508198.16039873" calcext:value-type="float">
            <text:p><text:s/>8,508,198 <text:s/></text:p>
          </table:table-cell>
          <table:table-cell table:style-name="ce43" office:value-type="float" office:value="1435509.95909694" calcext:value-type="float">
            <text:p><text:s/>1,435,510 <text:s/></text:p>
          </table:table-cell>
          <table:table-cell table:style-name="ce43" office:value-type="float" office:value="237913.933996935" calcext:value-type="float">
            <text:p><text:s/>237,914 <text:s/></text:p>
          </table:table-cell>
          <table:table-cell table:style-name="ce43" office:value-type="float" office:value="219409.506069435" calcext:value-type="float">
            <text:p><text:s/>219,41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504.4279275" calcext:value-type="float">
            <text:p><text:s/>18,504 <text:s/></text:p>
          </table:table-cell>
          <table:table-cell table:style-name="ce43" office:value-type="float" office:value="1197596.0251" calcext:value-type="float">
            <text:p><text:s/>1,197,5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9315923.71481649" calcext:value-type="float">
            <text:p><text:s/>9,315,9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15923.71481649" calcext:value-type="float">
            <text:p><text:s/>9,315,9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35865.241417762" calcext:value-type="float">
            <text:p><text:s/>-135,865 <text:s/></text:p>
          </table:table-cell>
          <table:table-cell table:style-name="ce43" office:value-type="float" office:value="-4592.5552" calcext:value-type="float">
            <text:p><text:s/>-4,593 <text:s/></text:p>
          </table:table-cell>
          <table:table-cell table:style-name="ce43" office:value-type="float" office:value="-131272.686217762" calcext:value-type="float">
            <text:p><text:s/>-131,273 <text:s/></text:p>
          </table:table-cell>
          <table:table-cell table:style-name="ce43" office:value-type="float" office:value="-0.000000000009" calcext:value-type="float">
            <text:p><text:s/>-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0.000000000009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781862.1563052" calcext:value-type="float">
            <text:p><text:s/>6,781,862 <text:s/></text:p>
          </table:table-cell>
          <table:table-cell table:style-name="ce42" office:value-type="float" office:value="4539.897269032" calcext:value-type="float">
            <text:p><text:s/>4,540 <text:s/></text:p>
          </table:table-cell>
          <table:table-cell table:style-name="ce42" office:value-type="float" office:value="6777322.25903617" calcext:value-type="float">
            <text:p><text:s/>6,777,322 <text:s/></text:p>
          </table:table-cell>
          <table:table-cell table:style-name="ce42" office:value-type="float" office:value="1008108.47431458" calcext:value-type="float">
            <text:p><text:s/>1,008,108 <text:s/></text:p>
          </table:table-cell>
          <table:table-cell table:style-name="ce42" office:value-type="float" office:value="66632.281990601" calcext:value-type="float">
            <text:p><text:s/>66,632 <text:s/></text:p>
          </table:table-cell>
          <table:table-cell table:style-name="ce42" office:value-type="float" office:value="51828.739648601" calcext:value-type="float">
            <text:p><text:s/>51,8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803.542342" calcext:value-type="float">
            <text:p><text:s/>14,804 <text:s/></text:p>
          </table:table-cell>
          <table:table-cell table:style-name="ce42" office:value-type="float" office:value="941476.192323976" calcext:value-type="float">
            <text:p><text:s/>941,47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8361" calcext:value-type="float">
            <text:p><text:s/>8,3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61" calcext:value-type="float">
            <text:p><text:s/>8,3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672750.3" calcext:value-type="float">
            <text:p><text:s/>6,672,7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72750.3" calcext:value-type="float">
            <text:p><text:s/>6,672,7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2368.34" calcext:value-type="float">
            <text:p><text:s/>2,3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562.658" calcext:value-type="float">
            <text:p><text:s/>29,5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562.658" calcext:value-type="float">
            <text:p><text:s/>29,56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8382.516305198" calcext:value-type="float">
            <text:p><text:s/>98,383 <text:s/></text:p>
          </table:table-cell>
          <table:table-cell table:style-name="ce43" office:value-type="float" office:value="2171.557269032" calcext:value-type="float">
            <text:p><text:s/>2,172 <text:s/></text:p>
          </table:table-cell>
          <table:table-cell table:style-name="ce43" office:value-type="float" office:value="96210.959036166" calcext:value-type="float">
            <text:p><text:s/>96,211 <text:s/></text:p>
          </table:table-cell>
          <table:table-cell table:style-name="ce43" office:value-type="float" office:value="978545.816314577" calcext:value-type="float">
            <text:p><text:s/>978,546 <text:s/></text:p>
          </table:table-cell>
          <table:table-cell table:style-name="ce43" office:value-type="float" office:value="66632.281990601" calcext:value-type="float">
            <text:p><text:s/>66,632 <text:s/></text:p>
          </table:table-cell>
          <table:table-cell table:style-name="ce43" office:value-type="float" office:value="51828.739648601" calcext:value-type="float">
            <text:p><text:s/>51,82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4803.542342" calcext:value-type="float">
            <text:p><text:s/>14,804 <text:s/></text:p>
          </table:table-cell>
          <table:table-cell table:style-name="ce43" office:value-type="float" office:value="911913.534323976" calcext:value-type="float">
            <text:p><text:s/>911,91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9298109.7" calcext:value-type="float">
            <text:p><text:s/>9,298,110 <text:s/></text:p>
          </table:table-cell>
          <table:table-cell table:style-name="ce42" office:value-type="float" office:value="754219.8" calcext:value-type="float">
            <text:p><text:s/>754,220 <text:s/></text:p>
          </table:table-cell>
          <table:table-cell table:style-name="ce42" office:value-type="float" office:value="8543889.9" calcext:value-type="float">
            <text:p><text:s/>8,543,8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9298109.7" calcext:value-type="float">
            <text:p><text:s/>9,298,110 <text:s/></text:p>
          </table:table-cell>
          <table:table-cell table:style-name="ce43" office:value-type="float" office:value="754219.8" calcext:value-type="float">
            <text:p><text:s/>754,220 <text:s/></text:p>
          </table:table-cell>
          <table:table-cell table:style-name="ce43" office:value-type="float" office:value="8543889.9" calcext:value-type="float">
            <text:p><text:s/>8,543,89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48292.640775215" calcext:value-type="float">
            <text:p><text:s/>348,293 <text:s/></text:p>
          </table:table-cell>
          <table:table-cell table:style-name="ce42" office:value-type="float" office:value="2940.5288" calcext:value-type="float">
            <text:p><text:s/>2,941 <text:s/></text:p>
          </table:table-cell>
          <table:table-cell table:style-name="ce42" office:value-type="float" office:value="345352.111975215" calcext:value-type="float">
            <text:p><text:s/>345,3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35004.011975215" calcext:value-type="float">
            <text:p><text:s/>335,004 <text:s/></text:p>
          </table:table-cell>
          <table:table-cell table:style-name="ce42" office:value-type="float" office:value="2778.4" calcext:value-type="float">
            <text:p><text:s/>2,778 <text:s/></text:p>
          </table:table-cell>
          <table:table-cell table:style-name="ce42" office:value-type="float" office:value="332225.611975215" calcext:value-type="float">
            <text:p><text:s/>332,2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3288.6288" calcext:value-type="float">
            <text:p><text:s/>13,289 <text:s/></text:p>
          </table:table-cell>
          <table:table-cell table:style-name="ce42" office:value-type="float" office:value="162.1288" calcext:value-type="float">
            <text:p><text:s/>162 <text:s/></text:p>
          </table:table-cell>
          <table:table-cell table:style-name="ce42" office:value-type="float" office:value="13126.5" calcext:value-type="float">
            <text:p><text:s/>13,1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884067.60111959" calcext:value-type="float">
            <text:p><text:s/>1,884,068 <text:s/></text:p>
          </table:table-cell>
          <table:table-cell table:style-name="ce44" office:value-type="float" office:value="1139304.94033097" calcext:value-type="float">
            <text:p><text:s/>1,139,305 <text:s/></text:p>
          </table:table-cell>
          <table:table-cell table:style-name="ce44" office:value-type="float" office:value="744762.660788619" calcext:value-type="float">
            <text:p><text:s/>744,763 <text:s/></text:p>
          </table:table-cell>
          <table:table-cell table:style-name="ce44" office:value-type="float" office:value="427401.484782358" calcext:value-type="float">
            <text:p><text:s/>427,401 <text:s/></text:p>
          </table:table-cell>
          <table:table-cell table:style-name="ce44" office:value-type="float" office:value="171281.652006334" calcext:value-type="float">
            <text:p><text:s/>171,282 <text:s/></text:p>
          </table:table-cell>
          <table:table-cell table:style-name="ce44" office:value-type="float" office:value="167580.766420834" calcext:value-type="float">
            <text:p><text:s/>167,58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700.8855855" calcext:value-type="float">
            <text:p><text:s/>3,701 <text:s/></text:p>
          </table:table-cell>
          <table:table-cell table:style-name="ce44" office:value-type="float" office:value="256119.832776024" calcext:value-type="float">
            <text:p><text:s/>256,12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884067.60111959" calcext:value-type="float">
            <text:p><text:s/>1,884,068 <text:s/></text:p>
          </table:table-cell>
          <table:table-cell table:style-name="ce44" office:value-type="float" office:value="1139304.94033097" calcext:value-type="float">
            <text:p><text:s/>1,139,305 <text:s/></text:p>
          </table:table-cell>
          <table:table-cell table:style-name="ce44" office:value-type="float" office:value="744762.660788619" calcext:value-type="float">
            <text:p><text:s/>744,763 <text:s/></text:p>
          </table:table-cell>
          <table:table-cell table:style-name="ce44" office:value-type="float" office:value="427401.484782358" calcext:value-type="float">
            <text:p><text:s/>427,401 <text:s/></text:p>
          </table:table-cell>
          <table:table-cell table:style-name="ce44" office:value-type="float" office:value="171281.652006334" calcext:value-type="float">
            <text:p><text:s/>171,282 <text:s/></text:p>
          </table:table-cell>
          <table:table-cell table:style-name="ce44" office:value-type="float" office:value="167580.766420834" calcext:value-type="float">
            <text:p><text:s/>167,58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700.8855855" calcext:value-type="float">
            <text:p><text:s/>3,701 <text:s/></text:p>
          </table:table-cell>
          <table:table-cell table:style-name="ce44" office:value-type="float" office:value="256119.832776024" calcext:value-type="float">
            <text:p><text:s/>256,1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19958.201719587" calcext:value-type="float">
            <text:p><text:s/>819,958 <text:s/></text:p>
          </table:table-cell>
          <table:table-cell table:style-name="ce42" office:value-type="float" office:value="293281.001130968" calcext:value-type="float">
            <text:p><text:s/>293,281 <text:s/></text:p>
          </table:table-cell>
          <table:table-cell table:style-name="ce42" office:value-type="float" office:value="526677.200588619" calcext:value-type="float">
            <text:p><text:s/>526,677 <text:s/></text:p>
          </table:table-cell>
          <table:table-cell table:style-name="ce42" office:value-type="float" office:value="427401.484782358" calcext:value-type="float">
            <text:p><text:s/>427,401 <text:s/></text:p>
          </table:table-cell>
          <table:table-cell table:style-name="ce42" office:value-type="float" office:value="171281.652006334" calcext:value-type="float">
            <text:p><text:s/>171,282 <text:s/></text:p>
          </table:table-cell>
          <table:table-cell table:style-name="ce42" office:value-type="float" office:value="167580.766420834" calcext:value-type="float">
            <text:p><text:s/>167,5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00.8855855" calcext:value-type="float">
            <text:p><text:s/>3,701 <text:s/></text:p>
          </table:table-cell>
          <table:table-cell table:style-name="ce42" office:value-type="float" office:value="256119.832776024" calcext:value-type="float">
            <text:p><text:s/>256,1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29.6" calcext:value-type="float">
            <text:p><text:s/>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6986.3935" calcext:value-type="float">
            <text:p><text:s/>16,986 <text:s/></text:p>
          </table:table-cell>
          <table:table-cell table:style-name="ce42" office:value-type="float" office:value="11184.4139" calcext:value-type="float">
            <text:p><text:s/>11,184 <text:s/></text:p>
          </table:table-cell>
          <table:table-cell table:style-name="ce42" office:value-type="float" office:value="5801.9796" calcext:value-type="float">
            <text:p><text:s/>5,802 <text:s/></text:p>
          </table:table-cell>
          <table:table-cell table:number-columns-repeated="3" table:style-name="ce42" office:value-type="float" office:value="16629.32423994" calcext:value-type="float">
            <text:p><text:s/>16,62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1720.2576" calcext:value-type="float">
            <text:p><text:s/>41,720 <text:s/></text:p>
          </table:table-cell>
          <table:table-cell table:style-name="ce42" office:value-type="float" office:value="3188.2624" calcext:value-type="float">
            <text:p><text:s/>3,188 <text:s/></text:p>
          </table:table-cell>
          <table:table-cell table:style-name="ce42" office:value-type="float" office:value="38531.9952" calcext:value-type="float">
            <text:p><text:s/>38,5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508.9666" calcext:value-type="float">
            <text:p><text:s/>509 <text:s/></text:p>
          </table:table-cell>
          <table:table-cell table:style-name="ce42" office:value-type="float" office:value="233.9392" calcext:value-type="float">
            <text:p><text:s/>234 <text:s/></text:p>
          </table:table-cell>
          <table:table-cell table:style-name="ce42" office:value-type="float" office:value="275.0274" calcext:value-type="float">
            <text:p><text:s/>2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690.3281" calcext:value-type="float">
            <text:p><text:s/>1,690 <text:s/></text:p>
          </table:table-cell>
          <table:table-cell table:style-name="ce42" office:value-type="float" office:value="567.3" calcext:value-type="float">
            <text:p><text:s/>567 <text:s/></text:p>
          </table:table-cell>
          <table:table-cell table:style-name="ce42" office:value-type="float" office:value="1123.0281" calcext:value-type="float">
            <text:p><text:s/>1,1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8606.307691" calcext:value-type="float">
            <text:p><text:s/>8,606 <text:s/></text:p>
          </table:table-cell>
          <table:table-cell table:style-name="ce42" office:value-type="float" office:value="4697.798491" calcext:value-type="float">
            <text:p><text:s/>4,698 <text:s/></text:p>
          </table:table-cell>
          <table:table-cell table:style-name="ce42" office:value-type="float" office:value="3908.5092" calcext:value-type="float">
            <text:p><text:s/>3,909 <text:s/></text:p>
          </table:table-cell>
          <table:table-cell table:style-name="ce42" office:value-type="float" office:value="179407.788750318" calcext:value-type="float">
            <text:p><text:s/>179,408 <text:s/></text:p>
          </table:table-cell>
          <table:table-cell table:number-columns-repeated="2" table:style-name="ce42" office:value-type="float" office:value="150951.442180894" calcext:value-type="float">
            <text:p><text:s/>150,9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456.3465694238" calcext:value-type="float">
            <text:p><text:s/>28,4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339.2586" calcext:value-type="float">
            <text:p><text:s/>1,339 <text:s/></text:p>
          </table:table-cell>
          <table:table-cell table:style-name="ce42" office:value-type="float" office:value="750.7648" calcext:value-type="float">
            <text:p><text:s/>751 <text:s/></text:p>
          </table:table-cell>
          <table:table-cell table:style-name="ce42" office:value-type="float" office:value="588.4938" calcext:value-type="float">
            <text:p><text:s/>5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42902.850728587" calcext:value-type="float">
            <text:p><text:s/>142,903 <text:s/></text:p>
          </table:table-cell>
          <table:table-cell table:style-name="ce42" office:value-type="float" office:value="7690.364739968" calcext:value-type="float">
            <text:p><text:s/>7,690 <text:s/></text:p>
          </table:table-cell>
          <table:table-cell table:style-name="ce42" office:value-type="float" office:value="135212.485988619" calcext:value-type="float">
            <text:p><text:s/>135,212 <text:s/></text:p>
          </table:table-cell>
          <table:table-cell table:style-name="ce42" office:value-type="float" office:value="18.24620645808" calcext:value-type="float">
            <text:p><text:s/>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.24620645808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7828.818228587" calcext:value-type="float">
            <text:p><text:s/>87,829 <text:s/></text:p>
          </table:table-cell>
          <table:table-cell table:style-name="ce42" office:value-type="float" office:value="7686.364739968" calcext:value-type="float">
            <text:p><text:s/>7,686 <text:s/></text:p>
          </table:table-cell>
          <table:table-cell table:style-name="ce42" office:value-type="float" office:value="80142.453488619" calcext:value-type="float">
            <text:p><text:s/>80,142 <text:s/></text:p>
          </table:table-cell>
          <table:table-cell table:style-name="ce42" office:value-type="float" office:value="14.9456306016" calcext:value-type="float">
            <text:p><text:s/>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.9456306016" calcext:value-type="float">
            <text:p><text:s/>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2365.271752197" calcext:value-type="float">
            <text:p>( 22,365 <text:s/>)</text:p>
          </table:table-cell>
          <table:table-cell table:style-name="ce45" office:value-type="float" office:value="1188.764739968" calcext:value-type="float">
            <text:p>( 1,189 <text:s/>)</text:p>
          </table:table-cell>
          <table:table-cell table:style-name="ce45" office:value-type="float" office:value="21176.507012229" calcext:value-type="float">
            <text:p>( 21,177 <text:s/>)</text:p>
          </table:table-cell>
          <table:table-cell table:style-name="ce45" office:value-type="float" office:value="14.9456306016" calcext:value-type="float">
            <text:p>( 1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4.9456306016" calcext:value-type="float">
            <text:p>( 1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1141.14647639" calcext:value-type="float">
            <text:p>( 61,141 <text:s/>)</text:p>
          </table:table-cell>
          <table:table-cell table:style-name="ce45" office:value-type="float" office:value="2175.2" calcext:value-type="float">
            <text:p>( 2,175 <text:s/>)</text:p>
          </table:table-cell>
          <table:table-cell table:style-name="ce45" office:value-type="float" office:value="58965.94647639" calcext:value-type="float">
            <text:p>( 58,96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4322.4" calcext:value-type="float">
            <text:p>( 4,32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23.7" calcext:value-type="float">
            <text:p><text:s/>124 <text:s/></text:p>
          </table:table-cell>
          <table:table-cell table:style-name="ce42" office:value-type="float" office:value="4" calcext:value-type="float">
            <text:p><text:s/>4 <text:s/></text:p>
          </table:table-cell>
          <table:table-cell table:style-name="ce42" office:value-type="float" office:value="119.7" calcext:value-type="float">
            <text:p><text:s/>120 <text:s/></text:p>
          </table:table-cell>
          <table:table-cell table:style-name="ce42" office:value-type="float" office:value="3.30057585648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30057585648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4950.3325" calcext:value-type="float">
            <text:p><text:s/>54,9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950.3325" calcext:value-type="float">
            <text:p><text:s/>54,9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034.4548" calcext:value-type="float">
            <text:p><text:s/>5,034 <text:s/></text:p>
          </table:table-cell>
          <table:table-cell table:style-name="ce42" office:value-type="float" office:value="2897.5344" calcext:value-type="float">
            <text:p><text:s/>2,898 <text:s/></text:p>
          </table:table-cell>
          <table:table-cell table:style-name="ce42" office:value-type="float" office:value="2136.9204" calcext:value-type="float">
            <text:p><text:s/>2,1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204.607" calcext:value-type="float">
            <text:p><text:s/>3,205 <text:s/></text:p>
          </table:table-cell>
          <table:table-cell table:style-name="ce42" office:value-type="float" office:value="310.7776" calcext:value-type="float">
            <text:p><text:s/>311 <text:s/></text:p>
          </table:table-cell>
          <table:table-cell table:style-name="ce42" office:value-type="float" office:value="2893.8294" calcext:value-type="float">
            <text:p><text:s/>2,8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2469.1322" calcext:value-type="float">
            <text:p><text:s/>12,469 <text:s/></text:p>
          </table:table-cell>
          <table:table-cell table:style-name="ce46" office:value-type="float" office:value="1212.7512" calcext:value-type="float">
            <text:p><text:s/>1,213 <text:s/></text:p>
          </table:table-cell>
          <table:table-cell table:style-name="ce46" office:value-type="float" office:value="11256.381" calcext:value-type="float">
            <text:p><text:s/>11,25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09545.6868" calcext:value-type="float">
            <text:p><text:s/>209,546 <text:s/></text:p>
          </table:table-cell>
          <table:table-cell table:style-name="ce42" office:value-type="float" office:value="155971.952" calcext:value-type="float">
            <text:p><text:s/>155,972 <text:s/></text:p>
          </table:table-cell>
          <table:table-cell table:style-name="ce42" office:value-type="float" office:value="53573.7348" calcext:value-type="float">
            <text:p><text:s/>53,5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553.8552" calcext:value-type="float">
            <text:p><text:s/>554 <text:s/></text:p>
          </table:table-cell>
          <table:table-cell table:style-name="ce42" office:value-type="float" office:value="187.152" calcext:value-type="float">
            <text:p><text:s/>187 <text:s/></text:p>
          </table:table-cell>
          <table:table-cell table:style-name="ce42" office:value-type="float" office:value="366.7032" calcext:value-type="float">
            <text:p><text:s/>3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08991.8316" calcext:value-type="float">
            <text:p><text:s/>208,992 <text:s/></text:p>
          </table:table-cell>
          <table:table-cell table:style-name="ce42" office:value-type="float" office:value="155784.8" calcext:value-type="float">
            <text:p><text:s/>155,785 <text:s/></text:p>
          </table:table-cell>
          <table:table-cell table:style-name="ce42" office:value-type="float" office:value="53207.0316" calcext:value-type="float">
            <text:p><text:s/>53,2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5075.4563" calcext:value-type="float">
            <text:p>( 65,075 <text:s/>)</text:p>
          </table:table-cell>
          <table:table-cell table:style-name="ce45" office:value-type="float" office:value="64659.2" calcext:value-type="float">
            <text:p>( 64,659 <text:s/>)</text:p>
          </table:table-cell>
          <table:table-cell table:style-name="ce45" office:value-type="float" office:value="416.2563" calcext:value-type="float">
            <text:p>( 41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49407.1753" calcext:value-type="float">
            <text:p>( 49,407 <text:s/>)</text:p>
          </table:table-cell>
          <table:table-cell table:style-name="ce47" office:value-type="float" office:value="32360.8" calcext:value-type="float">
            <text:p>( 32,361 <text:s/>)</text:p>
          </table:table-cell>
          <table:table-cell table:style-name="ce47" office:value-type="float" office:value="17046.3753" calcext:value-type="float">
            <text:p>( 17,046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32688.888" calcext:value-type="float">
            <text:p><text:s/>232,689 <text:s/></text:p>
          </table:table-cell>
          <table:table-cell table:style-name="ce42" office:value-type="float" office:value="9959.876" calcext:value-type="float">
            <text:p><text:s/>9,960 <text:s/></text:p>
          </table:table-cell>
          <table:table-cell table:style-name="ce42" office:value-type="float" office:value="222729.012" calcext:value-type="float">
            <text:p><text:s/>222,7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10901.9611" calcext:value-type="float">
            <text:p><text:s/>210,902 <text:s/></text:p>
          </table:table-cell>
          <table:table-cell table:style-name="ce42" office:value-type="float" office:value="5170.9224" calcext:value-type="float">
            <text:p><text:s/>5,171 <text:s/></text:p>
          </table:table-cell>
          <table:table-cell table:style-name="ce42" office:value-type="float" office:value="205731.0387" calcext:value-type="float">
            <text:p><text:s/>205,7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1786.9269" calcext:value-type="float">
            <text:p><text:s/>21,787 <text:s/></text:p>
          </table:table-cell>
          <table:table-cell table:style-name="ce42" office:value-type="float" office:value="4788.9536" calcext:value-type="float">
            <text:p><text:s/>4,789 <text:s/></text:p>
          </table:table-cell>
          <table:table-cell table:style-name="ce42" office:value-type="float" office:value="16997.9733" calcext:value-type="float">
            <text:p><text:s/>16,9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13886.5518" calcext:value-type="float">
            <text:p>( 13,887 <text:s/>)</text:p>
          </table:table-cell>
          <table:table-cell table:style-name="ce45" office:value-type="float" office:value="1027.6848" calcext:value-type="float">
            <text:p>( 1,028 <text:s/>)</text:p>
          </table:table-cell>
          <table:table-cell table:style-name="ce45" office:value-type="float" office:value="12858.867" calcext:value-type="float">
            <text:p>( 12,85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8778.4838" calcext:value-type="float">
            <text:p><text:s/>28,778 <text:s/></text:p>
          </table:table-cell>
          <table:table-cell table:style-name="ce42" office:value-type="float" office:value="8412.5944" calcext:value-type="float">
            <text:p><text:s/>8,413 <text:s/></text:p>
          </table:table-cell>
          <table:table-cell table:style-name="ce42" office:value-type="float" office:value="20365.8894" calcext:value-type="float">
            <text:p><text:s/>20,3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294.2198" calcext:value-type="float">
            <text:p><text:s/>5,294 <text:s/></text:p>
          </table:table-cell>
          <table:table-cell table:style-name="ce46" office:value-type="float" office:value="4022.0824" calcext:value-type="float">
            <text:p><text:s/>4,022 <text:s/></text:p>
          </table:table-cell>
          <table:table-cell table:style-name="ce46" office:value-type="float" office:value="1272.1374" calcext:value-type="float">
            <text:p><text:s/>1,272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84036.6446" calcext:value-type="float">
            <text:p><text:s/>84,037 <text:s/></text:p>
          </table:table-cell>
          <table:table-cell table:style-name="ce42" office:value-type="float" office:value="68962.388" calcext:value-type="float">
            <text:p><text:s/>68,962 <text:s/></text:p>
          </table:table-cell>
          <table:table-cell table:style-name="ce42" office:value-type="float" office:value="15074.2566" calcext:value-type="float">
            <text:p><text:s/>15,0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4185.6735" calcext:value-type="float">
            <text:p>( 4,186 <text:s/>)</text:p>
          </table:table-cell>
          <table:table-cell table:style-name="ce45" office:value-type="float" office:value="2397.9936" calcext:value-type="float">
            <text:p>( 2,398 <text:s/>)</text:p>
          </table:table-cell>
          <table:table-cell table:style-name="ce45" office:value-type="float" office:value="1787.6799" calcext:value-type="float">
            <text:p>( 1,78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7755.265" calcext:value-type="float">
            <text:p><text:s/>17,755 <text:s/></text:p>
          </table:table-cell>
          <table:table-cell table:style-name="ce42" office:value-type="float" office:value="12364.8608" calcext:value-type="float">
            <text:p><text:s/>12,365 <text:s/></text:p>
          </table:table-cell>
          <table:table-cell table:style-name="ce42" office:value-type="float" office:value="5390.4042" calcext:value-type="float">
            <text:p><text:s/>5,3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6361.613" calcext:value-type="float">
            <text:p><text:s/>6,362 <text:s/></text:p>
          </table:table-cell>
          <table:table-cell table:style-name="ce42" office:value-type="float" office:value="396.8" calcext:value-type="float">
            <text:p><text:s/>397 <text:s/></text:p>
          </table:table-cell>
          <table:table-cell table:style-name="ce42" office:value-type="float" office:value="5964.813" calcext:value-type="float">
            <text:p><text:s/>5,9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1346.125585642" calcext:value-type="float">
            <text:p><text:s/>231,346 <text:s/></text:p>
          </table:table-cell>
          <table:table-cell table:style-name="ce42" office:value-type="float" office:value="3700.8855855" calcext:value-type="float">
            <text:p><text:s/>3,7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00.8855855" calcext:value-type="float">
            <text:p><text:s/>3,701 <text:s/></text:p>
          </table:table-cell>
          <table:table-cell table:style-name="ce42" office:value-type="float" office:value="227645.240000142" calcext:value-type="float">
            <text:p><text:s/>227,6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1005.2439" calcext:value-type="float">
            <text:p><text:s/>1,005 <text:s/></text:p>
          </table:table-cell>
          <table:table-cell table:style-name="ce43" office:value-type="float" office:value="426.9408" calcext:value-type="float">
            <text:p><text:s/>427 <text:s/></text:p>
          </table:table-cell>
          <table:table-cell table:style-name="ce43" office:value-type="float" office:value="578.3031" calcext:value-type="float">
            <text:p><text:s/>57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01938.0031" calcext:value-type="float">
            <text:p><text:s/>301,938 <text:s/></text:p>
          </table:table-cell>
          <table:table-cell table:style-name="ce42" office:value-type="float" office:value="190212.904" calcext:value-type="float">
            <text:p><text:s/>190,213 <text:s/></text:p>
          </table:table-cell>
          <table:table-cell table:style-name="ce42" office:value-type="float" office:value="111725.0991" calcext:value-type="float">
            <text:p><text:s/>111,7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63816.2599" calcext:value-type="float">
            <text:p><text:s/>263,816 <text:s/></text:p>
          </table:table-cell>
          <table:table-cell table:style-name="ce42" office:value-type="float" office:value="160355.6952" calcext:value-type="float">
            <text:p><text:s/>160,356 <text:s/></text:p>
          </table:table-cell>
          <table:table-cell table:style-name="ce42" office:value-type="float" office:value="103460.5647" calcext:value-type="float">
            <text:p><text:s/>103,4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486.0322" calcext:value-type="float">
            <text:p><text:s/>486 <text:s/></text:p>
          </table:table-cell>
          <table:table-cell table:style-name="ce42" office:value-type="float" office:value="472.6096" calcext:value-type="float">
            <text:p><text:s/>473 <text:s/></text:p>
          </table:table-cell>
          <table:table-cell table:style-name="ce42" office:value-type="float" office:value="13.4226" calcext:value-type="float">
            <text:p><text:s/>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2719.6601" calcext:value-type="float">
            <text:p><text:s/>22,720 <text:s/></text:p>
          </table:table-cell>
          <table:table-cell table:style-name="ce42" office:value-type="float" office:value="16231.1776" calcext:value-type="float">
            <text:p><text:s/>16,231 <text:s/></text:p>
          </table:table-cell>
          <table:table-cell table:style-name="ce42" office:value-type="float" office:value="6488.4825" calcext:value-type="float">
            <text:p><text:s/>6,4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1453.1141" calcext:value-type="float">
            <text:p><text:s/>11,453 <text:s/></text:p>
          </table:table-cell>
          <table:table-cell table:style-name="ce42" office:value-type="float" office:value="9698.5848" calcext:value-type="float">
            <text:p><text:s/>9,699 <text:s/></text:p>
          </table:table-cell>
          <table:table-cell table:style-name="ce42" office:value-type="float" office:value="1754.5293" calcext:value-type="float">
            <text:p><text:s/>1,7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462.9368" calcext:value-type="float">
            <text:p><text:s/>3,463 <text:s/></text:p>
          </table:table-cell>
          <table:table-cell table:style-name="ce43" office:value-type="float" office:value="3454.8368" calcext:value-type="float">
            <text:p><text:s/>3,455 <text:s/></text:p>
          </table:table-cell>
          <table:table-cell table:style-name="ce43" office:value-type="float" office:value="8.1" calcext:value-type="float">
            <text:p><text:s/>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62171.3963" calcext:value-type="float">
            <text:p><text:s/>762,171 <text:s/></text:p>
          </table:table-cell>
          <table:table-cell table:style-name="ce44" office:value-type="float" office:value="655811.0352" calcext:value-type="float">
            <text:p><text:s/>655,811 <text:s/></text:p>
          </table:table-cell>
          <table:table-cell table:style-name="ce44" office:value-type="float" office:value="106360.3611" calcext:value-type="float">
            <text:p><text:s/>106,360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8915732.047295" calcext:value-type="float">
            <text:p><text:s/>38,915,732 <text:s/></text:p>
          </table:table-cell>
          <table:table-cell table:style-name="ce42" office:value-type="float" office:value="40836.079099" calcext:value-type="float">
            <text:p><text:s/>40,836 <text:s/></text:p>
          </table:table-cell>
          <table:table-cell table:style-name="ce42" office:value-type="float" office:value="38874895.968196" calcext:value-type="float">
            <text:p><text:s/>38,874,896 <text:s/></text:p>
          </table:table-cell>
          <table:table-cell table:style-name="ce42" office:value-type="float" office:value="3377319.645718" calcext:value-type="float">
            <text:p><text:s/>3,377,320 <text:s/></text:p>
          </table:table-cell>
          <table:table-cell table:style-name="ce42" office:value-type="float" office:value="323479.21242" calcext:value-type="float">
            <text:p><text:s/>323,479 <text:s/></text:p>
          </table:table-cell>
          <table:table-cell table:style-name="ce42" office:value-type="float" office:value="262377.21242" calcext:value-type="float">
            <text:p><text:s/>262,3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102" calcext:value-type="float">
            <text:p><text:s/>61,102 <text:s/></text:p>
          </table:table-cell>
          <table:table-cell table:style-name="ce42" office:value-type="float" office:value="3053840.433298" calcext:value-type="float">
            <text:p><text:s/>3,053,8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8411124.857" calcext:value-type="float">
            <text:p><text:s/>38,411,1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411124.857" calcext:value-type="float">
            <text:p><text:s/>38,411,1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14401" calcext:value-type="float">
            <text:p><text:s/>14,4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217.89933" calcext:value-type="float">
            <text:p><text:s/>85,2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217.89933" calcext:value-type="float">
            <text:p><text:s/>85,2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90206.190295" calcext:value-type="float">
            <text:p><text:s/>490,206 <text:s/></text:p>
          </table:table-cell>
          <table:table-cell table:style-name="ce42" office:value-type="float" office:value="26435.079099" calcext:value-type="float">
            <text:p><text:s/>26,435 <text:s/></text:p>
          </table:table-cell>
          <table:table-cell table:style-name="ce42" office:value-type="float" office:value="463771.111196" calcext:value-type="float">
            <text:p><text:s/>463,771 <text:s/></text:p>
          </table:table-cell>
          <table:table-cell table:style-name="ce42" office:value-type="float" office:value="3292101.746388" calcext:value-type="float">
            <text:p><text:s/>3,292,102 <text:s/></text:p>
          </table:table-cell>
          <table:table-cell table:style-name="ce42" office:value-type="float" office:value="323479.21242" calcext:value-type="float">
            <text:p><text:s/>323,479 <text:s/></text:p>
          </table:table-cell>
          <table:table-cell table:style-name="ce42" office:value-type="float" office:value="262377.21242" calcext:value-type="float">
            <text:p><text:s/>262,3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102" calcext:value-type="float">
            <text:p><text:s/>61,102 <text:s/></text:p>
          </table:table-cell>
          <table:table-cell table:style-name="ce42" office:value-type="float" office:value="2968622.533968" calcext:value-type="float">
            <text:p><text:s/>2,968,6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930.584763" calcext:value-type="float">
            <text:p><text:s/>132,9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2930.584763" calcext:value-type="float">
            <text:p><text:s/>132,93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2930.584763" calcext:value-type="float">
            <text:p><text:s/>132,93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32930.584763" calcext:value-type="float">
            <text:p><text:s/>132,931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50138.129256" calcext:value-type="float">
            <text:p><text:s/>350,13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82.56" calcext:value-type="float">
            <text:p><text:s/>83 <text:s/></text:p>
          </table:table-cell>
          <table:table-cell table:style-name="ce41" office:value-type="float" office:value="7851.836636" calcext:value-type="float">
            <text:p><text:s/>7,852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416705.2848" calcext:value-type="float">
            <text:p><text:s/>10,416,7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416705.2848" calcext:value-type="float">
            <text:p><text:s/>10,416,705 <text:s/></text:p>
          </table:table-cell>
          <table:table-cell table:style-name="ce43" office:value-type="float" office:value="350138.129256" calcext:value-type="float">
            <text:p><text:s/>350,13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2.56" calcext:value-type="float">
            <text:p><text:s/>83 <text:s/></text:p>
          </table:table-cell>
          <table:table-cell table:style-name="ce43" office:value-type="float" office:value="7851.836636" calcext:value-type="float">
            <text:p><text:s/>7,852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606.329414" calcext:value-type="float">
            <text:p><text:s/>1,60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416705.2848" calcext:value-type="float">
            <text:p><text:s/>10,416,705 <text:s/></text:p>
          </table:table-cell>
          <table:table-cell table:style-name="ce42" office:value-type="float" office:value="680250.698756" calcext:value-type="float">
            <text:p><text:s/>680,2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.56" calcext:value-type="float">
            <text:p><text:s/>83 <text:s/></text:p>
          </table:table-cell>
          <table:table-cell table:style-name="ce42" office:value-type="float" office:value="7851.836636" calcext:value-type="float">
            <text:p><text:s/>7,8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416705.2848" calcext:value-type="float">
            <text:p><text:s/>10,416,705 <text:s/></text:p>
          </table:table-cell>
          <table:table-cell table:style-name="ce42" office:value-type="float" office:value="680250.698756" calcext:value-type="float">
            <text:p><text:s/>680,2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21.549446" calcext:value-type="float">
            <text:p><text:s/>6,62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.56" calcext:value-type="float">
            <text:p><text:s/>83 <text:s/></text:p>
          </table:table-cell>
          <table:table-cell table:style-name="ce42" office:value-type="float" office:value="1230.28719" calcext:value-type="float">
            <text:p><text:s/>1,2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0112.5695" calcext:value-type="float">
            <text:p><text:s/>330,1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566053.508944" calcext:value-type="float">
            <text:p><text:s/>19,566,05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0112.5695" calcext:value-type="float">
            <text:p><text:s/>330,1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566053.508944" calcext:value-type="float">
            <text:p><text:s/>19,566,054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1388.416686" calcext:value-type="float">
            <text:p><text:s/>1,681,38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4.495174" calcext:value-type="float">
            <text:p><text:s/>22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04.17577" calcext:value-type="float">
            <text:p><text:s/>7,10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9134.452072" calcext:value-type="float">
            <text:p><text:s/>309,13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5010.498644" calcext:value-type="float">
            <text:p><text:s/>785,01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5480.202" calcext:value-type="float">
            <text:p><text:s/>395,48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1590.9822" calcext:value-type="float">
            <text:p><text:s/>131,591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2843.610826" calcext:value-type="float">
            <text:p><text:s/>52,844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77100.551894" calcext:value-type="float">
            <text:p><text:s/>777,101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7105958.21095" calcext:value-type="float">
            <text:p><text:s/>17,105,958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7105958.21095" calcext:value-type="float">
            <text:p><text:s/>17,105,9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416370.54622" calcext:value-type="float">
            <text:p><text:s/>9,416,37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807.9133" calcext:value-type="float">
            <text:p><text:s/>30,8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1956.635964" calcext:value-type="float">
            <text:p><text:s/>301,95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7254.504752" calcext:value-type="float">
            <text:p><text:s/>627,25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379.745004" calcext:value-type="float">
            <text:p><text:s/>25,38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094.053894" calcext:value-type="float">
            <text:p><text:s/>40,09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1964.808736" calcext:value-type="float">
            <text:p><text:s/>311,96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394.696056" calcext:value-type="float">
            <text:p><text:s/>44,39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56169.447474" calcext:value-type="float">
            <text:p><text:s/>2,256,1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92901.523928" calcext:value-type="float">
            <text:p><text:s/>1,392,90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8690.226298" calcext:value-type="float">
            <text:p>( 8,690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41890.937284" calcext:value-type="float">
            <text:p>( 1,241,89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91939.253106" calcext:value-type="float">
            <text:p><text:s/>591,9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0421.538166" calcext:value-type="float">
            <text:p><text:s/>240,42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0907.132274" calcext:value-type="float">
            <text:p><text:s/>30,9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4726.416066" calcext:value-type="float">
            <text:p><text:s/>234,7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2572.747608" calcext:value-type="float">
            <text:p><text:s/>82,573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62487.107906" calcext:value-type="float">
            <text:p><text:s/>362,48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2250.737972" calcext:value-type="float">
            <text:p><text:s/>422,25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9498.466824" calcext:value-type="float">
            <text:p><text:s/>209,4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2752.271148" calcext:value-type="float">
            <text:p><text:s/>212,7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5407.038242" calcext:value-type="float">
            <text:p>( 35,407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112878.282448" calcext:value-type="float">
            <text:p>( 112,87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15414.873138" calcext:value-type="float">
            <text:p><text:s/>1,215,41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0654.664082" calcext:value-type="float">
            <text:p><text:s/>1,120,65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4760.209056" calcext:value-type="float">
            <text:p><text:s/>94,7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0387.038456" calcext:value-type="float">
            <text:p>( 50,38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2785.318412" calcext:value-type="float">
            <text:p><text:s/>492,785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39223.868082" calcext:value-type="float">
            <text:p><text:s/>139,2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84619.873476" calcext:value-type="float">
            <text:p><text:s/>2,284,6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540571.246212" calcext:value-type="float">
            <text:p>( 1,540,57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5757.03515" calcext:value-type="float">
            <text:p><text:s/>185,75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496.126276" calcext:value-type="float">
            <text:p><text:s/>51,49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583.288088" calcext:value-type="float">
            <text:p><text:s/>70,5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8887.78216" calcext:value-type="float">
            <text:p><text:s/>188,88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543.566706" calcext:value-type="float">
            <text:p><text:s/>47,544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485.341784" calcext:value-type="float">
            <text:p><text:s/>48,48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958.212862" calcext:value-type="float">
            <text:p><text:s/>44,9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27.128922" calcext:value-type="float">
            <text:p><text:s/>3,52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4105.216182" calcext:value-type="float">
            <text:p><text:s/>214,1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231.633676" calcext:value-type="float">
            <text:p><text:s/>122,232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1873.582506" calcext:value-type="float">
            <text:p><text:s/>91,87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88720.444282" calcext:value-type="float">
            <text:p><text:s/>3,788,7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4614.296058" calcext:value-type="float">
            <text:p><text:s/>534,6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6837.537212" calcext:value-type="float">
            <text:p><text:s/>206,8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2256.019498" calcext:value-type="float">
            <text:p><text:s/>82,2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461.672282" calcext:value-type="float">
            <text:p><text:s/>58,4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1496.603802" calcext:value-type="float">
            <text:p><text:s/>121,4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807.88402" calcext:value-type="float">
            <text:p><text:s/>96,8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019.183834" calcext:value-type="float">
            <text:p><text:s/>79,01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0599.489148" calcext:value-type="float">
            <text:p><text:s/>690,5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4447.238966" calcext:value-type="float">
            <text:p><text:s/>434,447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84180.519462" calcext:value-type="float">
            <text:p><text:s/>1,484,181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638276.662482" calcext:value-type="float">
            <text:p><text:s/>3,638,2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9972008" calcext:value-type="float">
            <text:p><text:s/>39,972,008 <text:s/></text:p>
          </table:table-cell>
          <table:table-cell table:style-name="ce42" office:value-type="float" office:value="7909891.846" calcext:value-type="float">
            <text:p><text:s/>7,909,8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0" calcext:value-type="float">
            <text:p><text:s/>960 <text:s/></text:p>
          </table:table-cell>
          <table:table-cell table:style-name="ce42" office:value-type="float" office:value="91300.426" calcext:value-type="float">
            <text:p><text:s/>91,3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9972008" calcext:value-type="float">
            <text:p><text:s/>39,972,008 <text:s/></text:p>
          </table:table-cell>
          <table:table-cell table:style-name="ce42" office:value-type="float" office:value="7909891.846" calcext:value-type="float">
            <text:p><text:s/>7,909,89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994.761" calcext:value-type="float">
            <text:p><text:s/>76,9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0" calcext:value-type="float">
            <text:p><text:s/>960 <text:s/></text:p>
          </table:table-cell>
          <table:table-cell table:style-name="ce42" office:value-type="float" office:value="14305.665" calcext:value-type="float">
            <text:p><text:s/>14,3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87753.6" calcext:value-type="float">
            <text:p><text:s/>87,75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377593.42528504" calcext:value-type="float">
            <text:p><text:s/>2,377,593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294840.086857" calcext:value-type="float">
            <text:p><text:s/>118,294,840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94339.2864878" calcext:value-type="float">
            <text:p><text:s/>15,494,339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48206.4" calcext:value-type="float">
            <text:p><text:s/>2,448,206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44495.2" calcext:value-type="float">
            <text:p><text:s/>2,044,495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5872.014483116" calcext:value-type="float">
            <text:p><text:s/>945,872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7753.6" calcext:value-type="float">
            <text:p><text:s/>87,75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9739520.6111709" calcext:value-type="float">
            <text:p><text:s/>99,739,521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975620.2415995" calcext:value-type="float">
            <text:p><text:s/>15,975,620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4" calcext:value-type="float">
            <text:p><text:s/>0 <text:s/></text:p>
          </table:table-cell>
          <table:table-cell table:style-name="ce43" office:value-type="float" office:value="-1820855.67308435" calcext:value-type="float">
            <text:p><text:s/>-1,820,856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430670.062744" calcext:value-type="float">
            <text:p><text:s/>111,430,670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33235.312" calcext:value-type="float">
            <text:p><text:s/>4,033,235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48940.396" calcext:value-type="float">
            <text:p><text:s/>3,448,940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663844.1721961" calcext:value-type="float">
            <text:p><text:s/>54,663,844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345754.1133442" calcext:value-type="float">
            <text:p><text:s/>39,345,754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2.84719" calcext:value-type="float">
            <text:p><text:s/>1,313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6350.166" calcext:value-type="float">
            <text:p><text:s/>606,350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331233.05601396" calcext:value-type="float">
            <text:p><text:s/>9,331,233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1351.1374" calcext:value-type="float">
            <text:p><text:s/>1,121,351 <text:s/></text:p>
          </table:table-cell>
          <table:table-cell table:style-name="ce42" office:value-type="float" office:value="95836186.9568196" calcext:value-type="float">
            <text:p><text:s/>95,836,187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1351.1374" calcext:value-type="float">
            <text:p><text:s/>1,121,351 <text:s/></text:p>
          </table:table-cell>
          <table:table-cell table:style-name="ce42" office:value-type="float" office:value="81083354.0145108" calcext:value-type="float">
            <text:p><text:s/>81,083,354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752832.9423088" calcext:value-type="float">
            <text:p><text:s/>14,752,833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4753.35618" calcext:value-type="float">
            <text:p><text:s/>304,753 <text:s/></text:p>
          </table:table-cell>
          <table:table-cell table:style-name="ce42" office:value-type="float" office:value="6248282.86678065" calcext:value-type="float">
            <text:p><text:s/>6,248,283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0.495174" calcext:value-type="float">
            <text:p><text:s/>1,520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0700.7529" calcext:value-type="float">
            <text:p><text:s/>420,701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3600.5577" calcext:value-type="float">
            <text:p><text:s/>393,601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28.65577" calcext:value-type="float">
            <text:p><text:s/>8,029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4753.35618" calcext:value-type="float">
            <text:p><text:s/>304,753 <text:s/></text:p>
          </table:table-cell>
          <table:table-cell table:style-name="ce42" office:value-type="float" office:value="4041772.41160965" calcext:value-type="float">
            <text:p><text:s/>4,041,772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0541.627444" calcext:value-type="float">
            <text:p><text:s/>800,542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5480.202" calcext:value-type="float">
            <text:p><text:s/>395,480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590.9822" calcext:value-type="float">
            <text:p><text:s/>131,591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5047.181983" calcext:value-type="float">
            <text:p><text:s/>55,047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29701.730594" calcext:value-type="float">
            <text:p><text:s/>829,702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7753.6" calcext:value-type="float">
            <text:p><text:s/>87,754 <text:s/></text:p>
          </table:table-cell>
          <table:table-cell table:style-name="ce44" office:value-type="float" office:value="816597.78122" calcext:value-type="float">
            <text:p><text:s/>816,598 <text:s/></text:p>
          </table:table-cell>
          <table:table-cell table:style-name="ce44" office:value-type="float" office:value="62912288.3393564" calcext:value-type="float">
            <text:p><text:s/>62,912,288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7753.6" calcext:value-type="float">
            <text:p><text:s/>87,754 <text:s/></text:p>
          </table:table-cell>
          <table:table-cell table:style-name="ce44" office:value-type="float" office:value="816597.78122" calcext:value-type="float">
            <text:p><text:s/>816,598 <text:s/></text:p>
          </table:table-cell>
          <table:table-cell table:style-name="ce44" office:value-type="float" office:value="47105210.3264409" calcext:value-type="float">
            <text:p><text:s/>47,105,210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6597.78122" calcext:value-type="float">
            <text:p><text:s/>816,598 <text:s/></text:p>
          </table:table-cell>
          <table:table-cell table:style-name="ce42" office:value-type="float" office:value="22561506.4791229" calcext:value-type="float">
            <text:p><text:s/>22,561,506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145.934713" calcext:value-type="float">
            <text:p><text:s/>71,146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034.0364" calcext:value-type="float">
            <text:p><text:s/>21,034 <text:s/></text:p>
          </table:table-cell>
          <table:table-cell table:style-name="ce42" office:value-type="float" office:value="697070.0540769" calcext:value-type="float">
            <text:p><text:s/>697,070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302.5412666667" calcext:value-type="float">
            <text:p><text:s/>32,303 <text:s/></text:p>
          </table:table-cell>
          <table:table-cell table:style-name="ce42" office:value-type="float" office:value="1710709.21759265" calcext:value-type="float">
            <text:p><text:s/>1,710,709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410.773314" calcext:value-type="float">
            <text:p><text:s/>62,411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555.128276" calcext:value-type="float">
            <text:p><text:s/>47,555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92.7615333333" calcext:value-type="float">
            <text:p><text:s/>10,893 <text:s/></text:p>
          </table:table-cell>
          <table:table-cell table:style-name="ce42" office:value-type="float" office:value="1168710.74930395" calcext:value-type="float">
            <text:p><text:s/>1,168,711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665.447976" calcext:value-type="float">
            <text:p><text:s/>54,665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0304.57814" calcext:value-type="float">
            <text:p><text:s/>750,305 <text:s/></text:p>
          </table:table-cell>
          <table:table-cell table:style-name="ce42" office:value-type="float" office:value="6944207.77958237" calcext:value-type="float">
            <text:p><text:s/>6,944,208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0304.57814" calcext:value-type="float">
            <text:p><text:s/>750,305 <text:s/></text:p>
          </table:table-cell>
          <table:table-cell table:style-name="ce42" office:value-type="float" office:value="4729135.79764886" calcext:value-type="float">
            <text:p><text:s/>4,729,136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714.954984" calcext:value-type="float">
            <text:p>( 3,715 <text:s/>)</text:p>
          </table:table-cell>
          <table:table-cell table:style-name="ce45" office:value-type="float" office:value="806712.486489622" calcext:value-type="float">
            <text:p>( 806,712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46589.623156" calcext:value-type="float">
            <text:p>( 746,590 <text:s/>)</text:p>
          </table:table-cell>
          <table:table-cell table:style-name="ce45" office:value-type="float" office:value="3769357.19081324" calcext:value-type="float">
            <text:p>( 3,769,357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745.76" calcext:value-type="float">
            <text:p>( 10,746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9846.56594675" calcext:value-type="float">
            <text:p><text:s/>1,149,847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8252.532689751" calcext:value-type="float">
            <text:p><text:s/>658,253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06972.883297" calcext:value-type="float">
            <text:p><text:s/>406,973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6966.111578" calcext:value-type="float">
            <text:p><text:s/>476,966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753.125834" calcext:value-type="float">
            <text:p><text:s/>121,753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45281.000458" calcext:value-type="float">
            <text:p><text:s/>445,281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03136.155784" calcext:value-type="float">
            <text:p><text:s/>2,803,136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37071.044038" calcext:value-type="float">
            <text:p><text:s/>1,937,071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6065.111746" calcext:value-type="float">
            <text:p><text:s/>866,065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3894.735596" calcext:value-type="float">
            <text:p>( 113,895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93858.762409" calcext:value-type="float">
            <text:p>( 193,859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63.86388" calcext:value-type="float">
            <text:p><text:s/>2,064 <text:s/></text:p>
          </table:table-cell>
          <table:table-cell table:style-name="ce42" office:value-type="float" office:value="3394099.794583" calcext:value-type="float">
            <text:p><text:s/>3,394,100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38.318328" calcext:value-type="float">
            <text:p><text:s/>1,238 <text:s/></text:p>
          </table:table-cell>
          <table:table-cell table:style-name="ce42" office:value-type="float" office:value="3174025.137165" calcext:value-type="float">
            <text:p><text:s/>3,174,025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5.545552" calcext:value-type="float">
            <text:p><text:s/>826 <text:s/></text:p>
          </table:table-cell>
          <table:table-cell table:style-name="ce42" office:value-type="float" office:value="220074.657418" calcext:value-type="float">
            <text:p><text:s/>220,075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25.545552" calcext:value-type="float">
            <text:p>( 826 <text:s/>)</text:p>
          </table:table-cell>
          <table:table-cell table:style-name="ce45" office:value-type="float" office:value="107431.184838" calcext:value-type="float">
            <text:p>( 107,431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2230.71143" calcext:value-type="float">
            <text:p><text:s/>622,231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61193.35771" calcext:value-type="float">
            <text:p><text:s/>161,193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4192.74079737" calcext:value-type="float">
            <text:p><text:s/>2,634,193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544756.919712" calcext:value-type="float">
            <text:p>( 1,544,757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7558.043217" calcext:value-type="float">
            <text:p><text:s/>247,558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496.126276" calcext:value-type="float">
            <text:p><text:s/>51,496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9447.148984" calcext:value-type="float">
            <text:p><text:s/>259,447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1891.227745684" calcext:value-type="float">
            <text:p><text:s/>421,891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203.648615" calcext:value-type="float">
            <text:p><text:s/>141,204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4582.201276" calcext:value-type="float">
            <text:p><text:s/>24,582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57414.926806" calcext:value-type="float">
            <text:p><text:s/>12,457,415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932.8" calcext:value-type="float">
            <text:p><text:s/>197,933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25080.745022" calcext:value-type="float">
            <text:p><text:s/>11,825,081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842.492862" calcext:value-type="float">
            <text:p><text:s/>75,842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27.128922" calcext:value-type="float">
            <text:p><text:s/>3,527 <text:s/></text:p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5031.76" calcext:value-type="float">
            <text:p><text:s/>355,032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9738.002313" calcext:value-type="float">
            <text:p><text:s/>1,059,738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683.019807" calcext:value-type="float">
            <text:p><text:s/>126,683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33054.982506" calcext:value-type="float">
            <text:p><text:s/>933,055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632.608" calcext:value-type="float">
            <text:p><text:s/>2,6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37018.709501" calcext:value-type="float">
            <text:p><text:s/>5,237,019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4614.296058" calcext:value-type="float">
            <text:p><text:s/>534,614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0810.506456" calcext:value-type="float">
            <text:p><text:s/>1,000,811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736.819498" calcext:value-type="float">
            <text:p><text:s/>90,737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378.411011" calcext:value-type="float">
            <text:p><text:s/>67,378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827.193802" calcext:value-type="float">
            <text:p><text:s/>131,827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352.056108" calcext:value-type="float">
            <text:p><text:s/>104,352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019.183834" calcext:value-type="float">
            <text:p><text:s/>79,019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3319.149248" calcext:value-type="float">
            <text:p><text:s/>713,319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632.608" calcext:value-type="float">
            <text:p><text:s/>2,6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3824.841066" calcext:value-type="float">
            <text:p><text:s/>883,825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31136.25242" calcext:value-type="float">
            <text:p><text:s/>1,631,136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5120.992" calcext:value-type="float">
            <text:p><text:s/>85,12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789532.208698" calcext:value-type="float">
            <text:p><text:s/>5,789,532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807078.0129155" calcext:value-type="float">
            <text:p><text:s/>15,807,078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807078.0129155" calcext:value-type="float">
            <text:p><text:s/>15,807,078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179045.365032" calcext:value-type="float">
            <text:p>( 12,179,045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7512267.087959" calcext:value-type="float">
            <text:p><text:s/>227,512,267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031021.423" calcext:value-type="float">
            <text:p><text:s/>185,031,021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65.665" calcext:value-type="float">
            <text:p><text:s/>15,266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29758.999999" calcext:value-type="float">
            <text:p><text:s/>2,229,759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36220.99996" calcext:value-type="float">
            <text:p><text:s/>40,236,221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72030.999975" calcext:value-type="float">
            <text:p><text:s/>14,872,031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872030.999975" calcext:value-type="float">
            <text:p><text:s/>14,872,031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